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49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163"/>
    <style:style style:name="ce2" style:family="table-cell" style:parent-style-name="Default" style:data-style-name="N2"/>
    <style:style style:name="ce5" style:family="table-cell" style:parent-style-name="Default">
      <style:text-properties style:text-underline-style="none"/>
    </style:style>
    <style:style style:name="ce6" style:family="table-cell" style:parent-style-name="Default" style:data-style-name="N163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5.4402in" svg:y="0.9941in">
            <draw:object draw:notify-on-update-of-ranges="Sheet1.D2:Sheet1.D166 Sheet1.D1:Sheet1.D1 Sheet1.B2:Sheet1.B166 Sheet1.D2:Sheet1.D166 Sheet1.J2:Sheet1.J2 Sheet1.F2:Sheet1.F16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2"/>
        <table:table-row table:style-name="ro1">
          <table:table-cell table:style-name="ce1" office:value-type="string" calcext:value-type="string">
            <text:p>time (hours)</text:p>
          </table:table-cell>
          <table:table-cell table:style-name="ce1" office:value-type="string" calcext:value-type="string">
            <text:p>battery life (%)</text:p>
          </table:table-cell>
          <table:table-cell office:value-type="string" calcext:value-type="string">
            <text:p>12-bit adc</text:p>
          </table:table-cell>
          <table:table-cell office:value-type="string" calcext:value-type="string">
            <text:p>voltage (v)</text:p>
          </table:table-cell>
          <table:table-cell/>
          <table:table-cell office:value-type="string" calcext:value-type="string">
            <text:p>Degree 3</text:p>
          </table:table-cell>
          <table:table-cell office:value-type="string" calcext:value-type="string">
            <text:p>Degree 9</text:p>
          </table:table-cell>
          <table:table-cell/>
          <table:table-cell office:value-type="string" calcext:value-type="string">
            <text:p>Sample Count</text:p>
          </table:table-cell>
          <table:table-cell/>
          <table:table-cell office:value-type="string" calcext:value-type="string">
            <text:p>Polynomial Regression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.0</text:p>
          </table:table-cell>
          <table:table-cell table:style-name="ce1" office:value-type="float" office:value="100" calcext:value-type="float">
            <text:p>100.0</text:p>
          </table:table-cell>
          <table:table-cell table:style-name="ce2" office:value-type="float" office:value="2576" calcext:value-type="float">
            <text:p>2576.00</text:p>
          </table:table-cell>
          <table:table-cell table:formula="of:=[.C2]/1024*(3.3/2)" office:value-type="float" office:value="4.15078125" calcext:value-type="float">
            <text:p>4.15</text:p>
          </table:table-cell>
          <table:table-cell/>
          <table:table-cell table:formula="of:=-144.939*[.D2]*[.D2]*[.D2]+1655.8629*[.D2]*[.D2]-6158.852*[.D2]+7501.3202" office:value-type="float" office:value="100.978741502879" calcext:value-type="float">
            <text:p>100.98</text:p>
          </table:table-cell>
          <table:table-cell table:style-name="ce2" table:formula="of:=10535.553463971*[.D2]^{9}+-319121.746562075*[.D2]^{8}+4273352.7667569*[.D2]^{7}+-33191395.1386817*[.D2]^{6}+164712219.536065*[.D2]^{5}+-541285617.88981*[.D2]^{4}+1177170416.03934*[.D2]^{3}+-1632354970.82301*[.D2]^{2}+1308301555.25165*[.D2]^{1}+-461154428.901083" office:value-type="float" office:value="100.577226638794" calcext:value-type="float">
            <text:p>100.58</text:p>
          </table:table-cell>
          <table:table-cell/>
          <table:table-cell table:formula="of:=COUNT([.C2:.C161])-1" office:value-type="float" office:value="66" calcext:value-type="float">
            <text:p>66</text:p>
          </table:table-cell>
          <table:table-cell office:value-type="string" calcext:value-type="string">
            <text:p>Degree 3 Polynomial Regression</text:p>
          </table:table-cell>
          <table:table-cell table:style-name="ce1" office:value-type="string" calcext:value-type="string">
            <text:p>y=-144.939*x^{3}+1655.8629*x^{2}-6158.852*x^{1}+7501.3202</text:p>
          </table:table-cell>
          <table:table-cell/>
        </table:table-row>
        <table:table-row table:style-name="ro1">
          <table:table-cell table:style-name="ce1" table:formula="of:=[.A2]+0.5" office:value-type="float" office:value="0.5" calcext:value-type="float">
            <text:p>0.5</text:p>
          </table:table-cell>
          <table:table-cell table:style-name="ce1" table:formula="of:=[.B2]-100/[.$I$2]" office:value-type="float" office:value="98.4848484848485" calcext:value-type="float">
            <text:p>98.5</text:p>
          </table:table-cell>
          <table:table-cell table:style-name="ce2" office:value-type="float" office:value="2559" calcext:value-type="float">
            <text:p>2559.00</text:p>
          </table:table-cell>
          <table:table-cell table:formula="of:=[.C3]/1024*(3.3/2)" office:value-type="float" office:value="4.123388671875" calcext:value-type="float">
            <text:p>4.12</text:p>
          </table:table-cell>
          <table:table-cell/>
          <table:table-cell table:formula="of:=-144.939*[.D3]*[.D3]*[.D3]+1655.8629*[.D3]*[.D3]-6158.852*[.D3]+7501.3202" office:value-type="float" office:value="98.2418494301801" calcext:value-type="float">
            <text:p>98.24</text:p>
          </table:table-cell>
          <table:table-cell table:style-name="ce2" table:formula="of:=10535.553463971*[.D3]^{9}+-319121.746562075*[.D3]^{8}+4273352.7667569*[.D3]^{7}+-33191395.1386817*[.D3]^{6}+164712219.536065*[.D3]^{5}+-541285617.88981*[.D3]^{4}+1177170416.03934*[.D3]^{3}+-1632354970.82301*[.D3]^{2}+1308301555.25165*[.D3]^{1}+-461154428.901083" office:value-type="float" office:value="99.157696723938" calcext:value-type="float">
            <text:p>99.16</text:p>
          </table:table-cell>
          <table:table-cell table:number-columns-repeated="2"/>
          <table:table-cell office:value-type="string" calcext:value-type="string">
            <text:p>Degree 9 Polynomial Regression</text:p>
          </table:table-cell>
          <table:table-cell office:value-type="string" calcext:value-type="string">
            <text:p>y=10535.5534639710x^{9}+-319121.7465620750x^{8}+4273352.7667569000x^{7}+-33191395.1386817000x^{6}+164712219.5360650000x^{5}+-541285617.8898100000x^{4}+1177170416.0393400000x^{3}+-1632354970.8230100000x^{2}+1308301555.2516500000x^{1}+-461154428.9010830000</text:p>
          </table:table-cell>
          <table:table-cell/>
        </table:table-row>
        <table:table-row table:style-name="ro1">
          <table:table-cell table:style-name="ce1" table:formula="of:=[.A3]+0.5" office:value-type="float" office:value="1" calcext:value-type="float">
            <text:p>1.0</text:p>
          </table:table-cell>
          <table:table-cell table:style-name="ce1" table:formula="of:=[.B3]-100/[.$I$2]" office:value-type="float" office:value="96.969696969697" calcext:value-type="float">
            <text:p>97.0</text:p>
          </table:table-cell>
          <table:table-cell table:style-name="ce2" office:value-type="float" office:value="2559" calcext:value-type="float">
            <text:p>2559.00</text:p>
          </table:table-cell>
          <table:table-cell table:formula="of:=[.C4]/1024*(3.3/2)" office:value-type="float" office:value="4.123388671875" calcext:value-type="float">
            <text:p>4.12</text:p>
          </table:table-cell>
          <table:table-cell/>
          <table:table-cell table:formula="of:=-144.939*[.D4]*[.D4]*[.D4]+1655.8629*[.D4]*[.D4]-6158.852*[.D4]+7501.3202" office:value-type="float" office:value="98.2418494301801" calcext:value-type="float">
            <text:p>98.24</text:p>
          </table:table-cell>
          <table:table-cell table:style-name="ce2" table:formula="of:=10535.553463971*[.D4]^{9}+-319121.746562075*[.D4]^{8}+4273352.7667569*[.D4]^{7}+-33191395.1386817*[.D4]^{6}+164712219.536065*[.D4]^{5}+-541285617.88981*[.D4]^{4}+1177170416.03934*[.D4]^{3}+-1632354970.82301*[.D4]^{2}+1308301555.25165*[.D4]^{1}+-461154428.901083" office:value-type="float" office:value="99.157696723938" calcext:value-type="float">
            <text:p>99.16</text:p>
          </table:table-cell>
          <table:table-cell table:number-columns-repeated="5"/>
        </table:table-row>
        <table:table-row table:style-name="ro1">
          <table:table-cell table:style-name="ce1" table:formula="of:=[.A4]+0.5" office:value-type="float" office:value="1.5" calcext:value-type="float">
            <text:p>1.5</text:p>
          </table:table-cell>
          <table:table-cell table:style-name="ce1" table:formula="of:=[.B4]-100/[.$I$2]" office:value-type="float" office:value="95.4545454545455" calcext:value-type="float">
            <text:p>95.5</text:p>
          </table:table-cell>
          <table:table-cell table:style-name="ce2" office:value-type="float" office:value="2544" calcext:value-type="float">
            <text:p>2544.00</text:p>
          </table:table-cell>
          <table:table-cell table:formula="of:=[.C5]/1024*(3.3/2)" office:value-type="float" office:value="4.09921875" calcext:value-type="float">
            <text:p>4.10</text:p>
          </table:table-cell>
          <table:table-cell/>
          <table:table-cell table:formula="of:=-144.939*[.D5]*[.D5]*[.D5]+1655.8629*[.D5]*[.D5]-6158.852*[.D5]+7501.3202" office:value-type="float" office:value="95.6555541782527" calcext:value-type="float">
            <text:p>95.66</text:p>
          </table:table-cell>
          <table:table-cell table:style-name="ce2" table:formula="of:=10535.553463971*[.D5]^{9}+-319121.746562075*[.D5]^{8}+4273352.7667569*[.D5]^{7}+-33191395.1386817*[.D5]^{6}+164712219.536065*[.D5]^{5}+-541285617.88981*[.D5]^{4}+1177170416.03934*[.D5]^{3}+-1632354970.82301*[.D5]^{2}+1308301555.25165*[.D5]^{1}+-461154428.901083" office:value-type="float" office:value="99.692138671875" calcext:value-type="float">
            <text:p>99.69</text:p>
          </table:table-cell>
          <table:table-cell table:number-columns-repeated="5"/>
        </table:table-row>
        <table:table-row table:style-name="ro1">
          <table:table-cell table:style-name="ce1" table:formula="of:=[.A5]+0.5" office:value-type="float" office:value="2" calcext:value-type="float">
            <text:p>2.0</text:p>
          </table:table-cell>
          <table:table-cell table:style-name="ce1" table:formula="of:=[.B5]-100/[.$I$2]" office:value-type="float" office:value="93.9393939393939" calcext:value-type="float">
            <text:p>93.9</text:p>
          </table:table-cell>
          <table:table-cell table:style-name="ce2" office:value-type="float" office:value="2533" calcext:value-type="float">
            <text:p>2533.00</text:p>
          </table:table-cell>
          <table:table-cell table:formula="of:=[.C6]/1024*(3.3/2)" office:value-type="float" office:value="4.081494140625" calcext:value-type="float">
            <text:p>4.08</text:p>
          </table:table-cell>
          <table:table-cell/>
          <table:table-cell table:formula="of:=-144.939*[.D6]*[.D6]*[.D6]+1655.8629*[.D6]*[.D6]-6158.852*[.D6]+7501.3202" office:value-type="float" office:value="93.6642746279849" calcext:value-type="float">
            <text:p>93.66</text:p>
          </table:table-cell>
          <table:table-cell table:style-name="ce2" table:formula="of:=10535.553463971*[.D6]^{9}+-319121.746562075*[.D6]^{8}+4273352.7667569*[.D6]^{7}+-33191395.1386817*[.D6]^{6}+164712219.536065*[.D6]^{5}+-541285617.88981*[.D6]^{4}+1177170416.03934*[.D6]^{3}+-1632354970.82301*[.D6]^{2}+1308301555.25165*[.D6]^{1}+-461154428.901083" office:value-type="float" office:value="100.271590232849" calcext:value-type="float">
            <text:p>100.27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6]+0.5" office:value-type="float" office:value="2.5" calcext:value-type="float">
            <text:p>2.5</text:p>
          </table:table-cell>
          <table:table-cell table:style-name="ce1" table:formula="of:=[.B6]-100/[.$I$2]" office:value-type="float" office:value="92.4242424242424" calcext:value-type="float">
            <text:p>92.4</text:p>
          </table:table-cell>
          <table:table-cell table:style-name="ce2" office:value-type="float" office:value="2519" calcext:value-type="float">
            <text:p>2519.00</text:p>
          </table:table-cell>
          <table:table-cell table:formula="of:=[.C7]/1024*(3.3/2)" office:value-type="float" office:value="4.058935546875" calcext:value-type="float">
            <text:p>4.06</text:p>
          </table:table-cell>
          <table:table-cell/>
          <table:table-cell table:formula="of:=-144.939*[.D7]*[.D7]*[.D7]+1655.8629*[.D7]*[.D7]-6158.852*[.D7]+7501.3202" office:value-type="float" office:value="91.0225616392545" calcext:value-type="float">
            <text:p>91.02</text:p>
          </table:table-cell>
          <table:table-cell table:style-name="ce2" table:formula="of:=10535.553463971*[.D7]^{9}+-319121.746562075*[.D7]^{8}+4273352.7667569*[.D7]^{7}+-33191395.1386817*[.D7]^{6}+164712219.536065*[.D7]^{5}+-541285617.88981*[.D7]^{4}+1177170416.03934*[.D7]^{3}+-1632354970.82301*[.D7]^{2}+1308301555.25165*[.D7]^{1}+-461154428.901083" office:value-type="float" office:value="100.63759803772" calcext:value-type="float">
            <text:p>100.64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7]+0.5" office:value-type="float" office:value="3" calcext:value-type="float">
            <text:p>3.0</text:p>
          </table:table-cell>
          <table:table-cell table:style-name="ce1" table:formula="of:=[.B7]-100/[.$I$2]" office:value-type="float" office:value="90.9090909090909" calcext:value-type="float">
            <text:p>90.9</text:p>
          </table:table-cell>
          <table:table-cell table:style-name="ce2" office:value-type="float" office:value="2511" calcext:value-type="float">
            <text:p>2511.00</text:p>
          </table:table-cell>
          <table:table-cell table:formula="of:=[.C8]/1024*(3.3/2)" office:value-type="float" office:value="4.046044921875" calcext:value-type="float">
            <text:p>4.05</text:p>
          </table:table-cell>
          <table:table-cell/>
          <table:table-cell table:formula="of:=-144.939*[.D8]*[.D8]*[.D8]+1655.8629*[.D8]*[.D8]-6158.852*[.D8]+7501.3202" office:value-type="float" office:value="89.4625478194266" calcext:value-type="float">
            <text:p>89.46</text:p>
          </table:table-cell>
          <table:table-cell table:style-name="ce2" table:formula="of:=10535.553463971*[.D8]^{9}+-319121.746562075*[.D8]^{8}+4273352.7667569*[.D8]^{7}+-33191395.1386817*[.D8]^{6}+164712219.536065*[.D8]^{5}+-541285617.88981*[.D8]^{4}+1177170416.03934*[.D8]^{3}+-1632354970.82301*[.D8]^{2}+1308301555.25165*[.D8]^{1}+-461154428.901083" office:value-type="float" office:value="100.51606464386" calcext:value-type="float">
            <text:p>100.52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8]+0.5" office:value-type="float" office:value="3.5" calcext:value-type="float">
            <text:p>3.5</text:p>
          </table:table-cell>
          <table:table-cell table:style-name="ce1" table:formula="of:=[.B8]-100/[.$I$2]" office:value-type="float" office:value="89.3939393939394" calcext:value-type="float">
            <text:p>89.4</text:p>
          </table:table-cell>
          <table:table-cell table:style-name="ce2" office:value-type="float" office:value="2505" calcext:value-type="float">
            <text:p>2505.00</text:p>
          </table:table-cell>
          <table:table-cell table:formula="of:=[.C9]/1024*(3.3/2)" office:value-type="float" office:value="4.036376953125" calcext:value-type="float">
            <text:p>4.04</text:p>
          </table:table-cell>
          <table:table-cell/>
          <table:table-cell table:formula="of:=-144.939*[.D9]*[.D9]*[.D9]+1655.8629*[.D9]*[.D9]-6158.852*[.D9]+7501.3202" office:value-type="float" office:value="88.26987876358" calcext:value-type="float">
            <text:p>88.27</text:p>
          </table:table-cell>
          <table:table-cell table:style-name="ce2" table:formula="of:=10535.553463971*[.D9]^{9}+-319121.746562075*[.D9]^{8}+4273352.7667569*[.D9]^{7}+-33191395.1386817*[.D9]^{6}+164712219.536065*[.D9]^{5}+-541285617.88981*[.D9]^{4}+1177170416.03934*[.D9]^{3}+-1632354970.82301*[.D9]^{2}+1308301555.25165*[.D9]^{1}+-461154428.901083" office:value-type="float" office:value="100.235666275024" calcext:value-type="float">
            <text:p>100.24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9]+0.5" office:value-type="float" office:value="4" calcext:value-type="float">
            <text:p>4.0</text:p>
          </table:table-cell>
          <table:table-cell table:style-name="ce1" table:formula="of:=[.B9]-100/[.$I$2]" office:value-type="float" office:value="87.8787878787879" calcext:value-type="float">
            <text:p>87.9</text:p>
          </table:table-cell>
          <table:table-cell table:style-name="ce2" office:value-type="float" office:value="2493" calcext:value-type="float">
            <text:p>2493.00</text:p>
          </table:table-cell>
          <table:table-cell table:formula="of:=[.C10]/1024*(3.3/2)" office:value-type="float" office:value="4.017041015625" calcext:value-type="float">
            <text:p>4.02</text:p>
          </table:table-cell>
          <table:table-cell/>
          <table:table-cell table:formula="of:=-144.939*[.D10]*[.D10]*[.D10]+1655.8629*[.D10]*[.D10]-6158.852*[.D10]+7501.3202" office:value-type="float" office:value="85.8296808166579" calcext:value-type="float">
            <text:p>85.83</text:p>
          </table:table-cell>
          <table:table-cell table:style-name="ce2" table:formula="of:=10535.553463971*[.D10]^{9}+-319121.746562075*[.D10]^{8}+4273352.7667569*[.D10]^{7}+-33191395.1386817*[.D10]^{6}+164712219.536065*[.D10]^{5}+-541285617.88981*[.D10]^{4}+1177170416.03934*[.D10]^{3}+-1632354970.82301*[.D10]^{2}+1308301555.25165*[.D10]^{1}+-461154428.901083" office:value-type="float" office:value="99.1638288497925" calcext:value-type="float">
            <text:p>99.16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10]+0.5" office:value-type="float" office:value="4.5" calcext:value-type="float">
            <text:p>4.5</text:p>
          </table:table-cell>
          <table:table-cell table:style-name="ce1" table:formula="of:=[.B10]-100/[.$I$2]" office:value-type="float" office:value="86.3636363636364" calcext:value-type="float">
            <text:p>86.4</text:p>
          </table:table-cell>
          <table:table-cell table:style-name="ce2" office:value-type="float" office:value="2487" calcext:value-type="float">
            <text:p>2487.00</text:p>
          </table:table-cell>
          <table:table-cell table:formula="of:=[.C11]/1024*(3.3/2)" office:value-type="float" office:value="4.007373046875" calcext:value-type="float">
            <text:p>4.01</text:p>
          </table:table-cell>
          <table:table-cell/>
          <table:table-cell table:formula="of:=-144.939*[.D11]*[.D11]*[.D11]+1655.8629*[.D11]*[.D11]-6158.852*[.D11]+7501.3202" office:value-type="float" office:value="84.5837236348725" calcext:value-type="float">
            <text:p>84.58</text:p>
          </table:table-cell>
          <table:table-cell table:style-name="ce2" table:formula="of:=10535.553463971*[.D11]^{9}+-319121.746562075*[.D11]^{8}+4273352.7667569*[.D11]^{7}+-33191395.1386817*[.D11]^{6}+164712219.536065*[.D11]^{5}+-541285617.88981*[.D11]^{4}+1177170416.03934*[.D11]^{3}+-1632354970.82301*[.D11]^{2}+1308301555.25165*[.D11]^{1}+-461154428.901083" office:value-type="float" office:value="98.375298500061" calcext:value-type="float">
            <text:p>98.38</text:p>
          </table:table-cell>
          <table:table-cell/>
          <table:table-cell table:style-name="ce1" table:number-columns-repeated="2"/>
          <table:table-cell/>
          <table:table-cell office:value-type="float" office:value="2578" calcext:value-type="float">
            <text:p>2578.00</text:p>
          </table:table-cell>
        </table:table-row>
        <table:table-row table:style-name="ro1">
          <table:table-cell table:style-name="ce1" table:formula="of:=[.A11]+0.5" office:value-type="float" office:value="5" calcext:value-type="float">
            <text:p>5.0</text:p>
          </table:table-cell>
          <table:table-cell table:style-name="ce1" table:formula="of:=[.B11]-100/[.$I$2]" office:value-type="float" office:value="84.8484848484848" calcext:value-type="float">
            <text:p>84.8</text:p>
          </table:table-cell>
          <table:table-cell table:style-name="ce2" office:value-type="float" office:value="2480" calcext:value-type="float">
            <text:p>2480.00</text:p>
          </table:table-cell>
          <table:table-cell table:formula="of:=[.C12]/1024*(3.3/2)" office:value-type="float" office:value="3.99609375" calcext:value-type="float">
            <text:p>4.00</text:p>
          </table:table-cell>
          <table:table-cell/>
          <table:table-cell table:formula="of:=-144.939*[.D12]*[.D12]*[.D12]+1655.8629*[.D12]*[.D12]-6158.852*[.D12]+7501.3202" office:value-type="float" office:value="83.1096984782107" calcext:value-type="float">
            <text:p>83.11</text:p>
          </table:table-cell>
          <table:table-cell table:style-name="ce2" table:formula="of:=10535.553463971*[.D12]^{9}+-319121.746562075*[.D12]^{8}+4273352.7667569*[.D12]^{7}+-33191395.1386817*[.D12]^{6}+164712219.536065*[.D12]^{5}+-541285617.88981*[.D12]^{4}+1177170416.03934*[.D12]^{3}+-1632354970.82301*[.D12]^{2}+1308301555.25165*[.D12]^{1}+-461154428.901083" office:value-type="float" office:value="97.2544555664063" calcext:value-type="float">
            <text:p>97.25</text:p>
          </table:table-cell>
          <table:table-cell/>
          <table:table-cell table:style-name="ce1" table:number-columns-repeated="2"/>
          <table:table-cell/>
          <table:table-cell table:style-name="Default"/>
        </table:table-row>
        <table:table-row table:style-name="ro1">
          <table:table-cell table:style-name="ce1" table:formula="of:=[.A12]+0.5" office:value-type="float" office:value="5.5" calcext:value-type="float">
            <text:p>5.5</text:p>
          </table:table-cell>
          <table:table-cell table:style-name="ce1" table:formula="of:=[.B12]-100/[.$I$2]" office:value-type="float" office:value="83.3333333333333" calcext:value-type="float">
            <text:p>83.3</text:p>
          </table:table-cell>
          <table:table-cell table:style-name="ce2" office:value-type="float" office:value="2476" calcext:value-type="float">
            <text:p>2476.00</text:p>
          </table:table-cell>
          <table:table-cell table:formula="of:=[.C13]/1024*(3.3/2)" office:value-type="float" office:value="3.9896484375" calcext:value-type="float">
            <text:p>3.99</text:p>
          </table:table-cell>
          <table:table-cell/>
          <table:table-cell table:formula="of:=-144.939*[.D13]*[.D13]*[.D13]+1655.8629*[.D13]*[.D13]-6158.852*[.D13]+7501.3202" office:value-type="float" office:value="82.2579841335919" calcext:value-type="float">
            <text:p>82.26</text:p>
          </table:table-cell>
          <table:table-cell table:style-name="ce2" table:formula="of:=10535.553463971*[.D13]^{9}+-319121.746562075*[.D13]^{8}+4273352.7667569*[.D13]^{7}+-33191395.1386817*[.D13]^{6}+164712219.536065*[.D13]^{5}+-541285617.88981*[.D13]^{4}+1177170416.03934*[.D13]^{3}+-1632354970.82301*[.D13]^{2}+1308301555.25165*[.D13]^{1}+-461154428.901083" office:value-type="float" office:value="96.5229406356812" calcext:value-type="float">
            <text:p>96.52</text:p>
          </table:table-cell>
          <table:table-cell/>
          <table:table-cell table:style-name="ce1" table:number-columns-repeated="2"/>
          <table:table-cell/>
          <table:table-cell table:style-name="Default"/>
        </table:table-row>
        <table:table-row table:style-name="ro1">
          <table:table-cell table:style-name="ce1" table:formula="of:=[.A13]+0.5" office:value-type="float" office:value="6" calcext:value-type="float">
            <text:p>6.0</text:p>
          </table:table-cell>
          <table:table-cell table:style-name="ce1" table:formula="of:=[.B13]-100/[.$I$2]" office:value-type="float" office:value="81.8181818181818" calcext:value-type="float">
            <text:p>81.8</text:p>
          </table:table-cell>
          <table:table-cell table:style-name="ce2" office:value-type="float" office:value="2470" calcext:value-type="float">
            <text:p>2470.00</text:p>
          </table:table-cell>
          <table:table-cell table:formula="of:=[.C14]/1024*(3.3/2)" office:value-type="float" office:value="3.97998046875" calcext:value-type="float">
            <text:p>3.98</text:p>
          </table:table-cell>
          <table:table-cell/>
          <table:table-cell table:formula="of:=-144.939*[.D14]*[.D14]*[.D14]+1655.8629*[.D14]*[.D14]-6158.852*[.D14]+7501.3202" office:value-type="float" office:value="80.9681934927776" calcext:value-type="float">
            <text:p>80.97</text:p>
          </table:table-cell>
          <table:table-cell table:style-name="ce2" table:formula="of:=10535.553463971*[.D14]^{9}+-319121.746562075*[.D14]^{8}+4273352.7667569*[.D14]^{7}+-33191395.1386817*[.D14]^{6}+164712219.536065*[.D14]^{5}+-541285617.88981*[.D14]^{4}+1177170416.03934*[.D14]^{3}+-1632354970.82301*[.D14]^{2}+1308301555.25165*[.D14]^{1}+-461154428.901083" office:value-type="float" office:value="95.3117866516113" calcext:value-type="float">
            <text:p>95.31</text:p>
          </table:table-cell>
          <table:table-cell/>
          <table:table-cell table:style-name="ce1" table:number-columns-repeated="2"/>
          <table:table-cell/>
          <table:table-cell table:style-name="Default"/>
        </table:table-row>
        <table:table-row table:style-name="ro1">
          <table:table-cell table:style-name="ce1" table:formula="of:=[.A14]+0.5" office:value-type="float" office:value="6.5" calcext:value-type="float">
            <text:p>6.5</text:p>
          </table:table-cell>
          <table:table-cell table:style-name="ce1" table:formula="of:=[.B14]-100/[.$I$2]" office:value-type="float" office:value="80.3030303030303" calcext:value-type="float">
            <text:p>80.3</text:p>
          </table:table-cell>
          <table:table-cell table:style-name="ce2" office:value-type="float" office:value="2465" calcext:value-type="float">
            <text:p>2465.00</text:p>
          </table:table-cell>
          <table:table-cell table:formula="of:=[.C15]/1024*(3.3/2)" office:value-type="float" office:value="3.971923828125" calcext:value-type="float">
            <text:p>3.97</text:p>
          </table:table-cell>
          <table:table-cell/>
          <table:table-cell table:formula="of:=-144.939*[.D15]*[.D15]*[.D15]+1655.8629*[.D15]*[.D15]-6158.852*[.D15]+7501.3202" office:value-type="float" office:value="79.8826673499043" calcext:value-type="float">
            <text:p>79.88</text:p>
          </table:table-cell>
          <table:table-cell table:style-name="ce2" table:formula="of:=10535.553463971*[.D15]^{9}+-319121.746562075*[.D15]^{8}+4273352.7667569*[.D15]^{7}+-33191395.1386817*[.D15]^{6}+164712219.536065*[.D15]^{5}+-541285617.88981*[.D15]^{4}+1177170416.03934*[.D15]^{3}+-1632354970.82301*[.D15]^{2}+1308301555.25165*[.D15]^{1}+-461154428.901083" office:value-type="float" office:value="94.2071857452393" calcext:value-type="float">
            <text:p>94.21</text:p>
          </table:table-cell>
          <table:table-cell/>
          <table:table-cell table:style-name="ce1" table:number-columns-repeated="2"/>
          <table:table-cell/>
          <table:table-cell table:style-name="Default"/>
        </table:table-row>
        <table:table-row table:style-name="ro1">
          <table:table-cell table:style-name="ce1" table:formula="of:=[.A15]+0.5" office:value-type="float" office:value="7" calcext:value-type="float">
            <text:p>7.0</text:p>
          </table:table-cell>
          <table:table-cell table:style-name="ce1" table:formula="of:=[.B15]-100/[.$I$2]" office:value-type="float" office:value="78.7878787878788" calcext:value-type="float">
            <text:p>78.8</text:p>
          </table:table-cell>
          <table:table-cell table:style-name="ce2" office:value-type="float" office:value="2462" calcext:value-type="float">
            <text:p>2462.00</text:p>
          </table:table-cell>
          <table:table-cell table:formula="of:=[.C16]/1024*(3.3/2)" office:value-type="float" office:value="3.96708984375" calcext:value-type="float">
            <text:p>3.97</text:p>
          </table:table-cell>
          <table:table-cell/>
          <table:table-cell table:formula="of:=-144.939*[.D16]*[.D16]*[.D16]+1655.8629*[.D16]*[.D16]-6158.852*[.D16]+7501.3202" office:value-type="float" office:value="79.2268860476779" calcext:value-type="float">
            <text:p>79.23</text:p>
          </table:table-cell>
          <table:table-cell table:style-name="ce2" table:formula="of:=10535.553463971*[.D16]^{9}+-319121.746562075*[.D16]^{8}+4273352.7667569*[.D16]^{7}+-33191395.1386817*[.D16]^{6}+164712219.536065*[.D16]^{5}+-541285617.88981*[.D16]^{4}+1177170416.03934*[.D16]^{3}+-1632354970.82301*[.D16]^{2}+1308301555.25165*[.D16]^{1}+-461154428.901083" office:value-type="float" office:value="93.5068340301514" calcext:value-type="float">
            <text:p>93.51</text:p>
          </table:table-cell>
          <table:table-cell/>
          <table:table-cell table:style-name="ce1" table:number-columns-repeated="2"/>
          <table:table-cell/>
          <table:table-cell table:style-name="Default"/>
        </table:table-row>
        <table:table-row table:style-name="ro1">
          <table:table-cell table:style-name="ce1" table:formula="of:=[.A16]+0.5" office:value-type="float" office:value="7.5" calcext:value-type="float">
            <text:p>7.5</text:p>
          </table:table-cell>
          <table:table-cell table:style-name="ce1" table:formula="of:=[.B16]-100/[.$I$2]" office:value-type="float" office:value="77.2727272727273" calcext:value-type="float">
            <text:p>77.3</text:p>
          </table:table-cell>
          <table:table-cell table:style-name="ce2" office:value-type="float" office:value="2457" calcext:value-type="float">
            <text:p>2457.00</text:p>
          </table:table-cell>
          <table:table-cell table:formula="of:=[.C17]/1024*(3.3/2)" office:value-type="float" office:value="3.959033203125" calcext:value-type="float">
            <text:p>3.96</text:p>
          </table:table-cell>
          <table:table-cell/>
          <table:table-cell table:formula="of:=-144.939*[.D17]*[.D17]*[.D17]+1655.8629*[.D17]*[.D17]-6158.852*[.D17]+7501.3202" office:value-type="float" office:value="78.1267898285096" calcext:value-type="float">
            <text:p>78.13</text:p>
          </table:table-cell>
          <table:table-cell table:style-name="ce2" table:formula="of:=10535.553463971*[.D17]^{9}+-319121.746562075*[.D17]^{8}+4273352.7667569*[.D17]^{7}+-33191395.1386817*[.D17]^{6}+164712219.536065*[.D17]^{5}+-541285617.88981*[.D17]^{4}+1177170416.03934*[.D17]^{3}+-1632354970.82301*[.D17]^{2}+1308301555.25165*[.D17]^{1}+-461154428.901083" office:value-type="float" office:value="92.2834062576294" calcext:value-type="float">
            <text:p>92.28</text:p>
          </table:table-cell>
          <table:table-cell/>
          <table:table-cell table:style-name="ce1" table:number-columns-repeated="2"/>
          <table:table-cell/>
          <table:table-cell table:style-name="Default"/>
        </table:table-row>
        <table:table-row table:style-name="ro1">
          <table:table-cell table:style-name="ce1" table:formula="of:=[.A17]+0.5" office:value-type="float" office:value="8" calcext:value-type="float">
            <text:p>8.0</text:p>
          </table:table-cell>
          <table:table-cell table:style-name="ce1" table:formula="of:=[.B17]-100/[.$I$2]" office:value-type="float" office:value="75.7575757575758" calcext:value-type="float">
            <text:p>75.8</text:p>
          </table:table-cell>
          <table:table-cell table:style-name="ce2" office:value-type="float" office:value="2450" calcext:value-type="float">
            <text:p>2450.00</text:p>
          </table:table-cell>
          <table:table-cell table:formula="of:=[.C18]/1024*(3.3/2)" office:value-type="float" office:value="3.94775390625" calcext:value-type="float">
            <text:p>3.95</text:p>
          </table:table-cell>
          <table:table-cell/>
          <table:table-cell table:formula="of:=-144.939*[.D18]*[.D18]*[.D18]+1655.8629*[.D18]*[.D18]-6158.852*[.D18]+7501.3202" office:value-type="float" office:value="76.5724516445825" calcext:value-type="float">
            <text:p>76.57</text:p>
          </table:table-cell>
          <table:table-cell table:style-name="ce2" table:formula="of:=10535.553463971*[.D18]^{9}+-319121.746562075*[.D18]^{8}+4273352.7667569*[.D18]^{7}+-33191395.1386817*[.D18]^{6}+164712219.536065*[.D18]^{5}+-541285617.88981*[.D18]^{4}+1177170416.03934*[.D18]^{3}+-1632354970.82301*[.D18]^{2}+1308301555.25165*[.D18]^{1}+-461154428.901083" office:value-type="float" office:value="90.4685754776001" calcext:value-type="float">
            <text:p>90.47</text:p>
          </table:table-cell>
          <table:table-cell/>
          <table:table-cell table:style-name="ce1" table:number-columns-repeated="2"/>
          <table:table-cell/>
          <table:table-cell table:style-name="Default"/>
        </table:table-row>
        <table:table-row table:style-name="ro1">
          <table:table-cell table:style-name="ce1" table:formula="of:=[.A18]+0.5" office:value-type="float" office:value="8.5" calcext:value-type="float">
            <text:p>8.5</text:p>
          </table:table-cell>
          <table:table-cell table:style-name="ce1" table:formula="of:=[.B18]-100/[.$I$2]" office:value-type="float" office:value="74.2424242424242" calcext:value-type="float">
            <text:p>74.2</text:p>
          </table:table-cell>
          <table:table-cell table:style-name="ce2" office:value-type="float" office:value="2448" calcext:value-type="float">
            <text:p>2448.00</text:p>
          </table:table-cell>
          <table:table-cell table:formula="of:=[.C19]/1024*(3.3/2)" office:value-type="float" office:value="3.94453125" calcext:value-type="float">
            <text:p>3.94</text:p>
          </table:table-cell>
          <table:table-cell/>
          <table:table-cell table:formula="of:=-144.939*[.D19]*[.D19]*[.D19]+1655.8629*[.D19]*[.D19]-6158.852*[.D19]+7501.3202" office:value-type="float" office:value="76.1254642234362" calcext:value-type="float">
            <text:p>76.13</text:p>
          </table:table-cell>
          <table:table-cell table:style-name="ce2" table:formula="of:=10535.553463971*[.D19]^{9}+-319121.746562075*[.D19]^{8}+4273352.7667569*[.D19]^{7}+-33191395.1386817*[.D19]^{6}+164712219.536065*[.D19]^{5}+-541285617.88981*[.D19]^{4}+1177170416.03934*[.D19]^{3}+-1632354970.82301*[.D19]^{2}+1308301555.25165*[.D19]^{1}+-461154428.901083" office:value-type="float" office:value="89.9313907623291" calcext:value-type="float">
            <text:p>89.93</text:p>
          </table:table-cell>
          <table:table-cell/>
          <table:table-cell table:style-name="ce1" table:number-columns-repeated="2"/>
          <table:table-cell/>
          <table:table-cell table:style-name="Default"/>
        </table:table-row>
        <table:table-row table:style-name="ro1">
          <table:table-cell table:style-name="ce1" table:formula="of:=[.A19]+0.5" office:value-type="float" office:value="9" calcext:value-type="float">
            <text:p>9.0</text:p>
          </table:table-cell>
          <table:table-cell table:style-name="ce1" table:formula="of:=[.B19]-100/[.$I$2]" office:value-type="float" office:value="72.7272727272727" calcext:value-type="float">
            <text:p>72.7</text:p>
          </table:table-cell>
          <table:table-cell table:style-name="ce2" office:value-type="float" office:value="2443" calcext:value-type="float">
            <text:p>2443.00</text:p>
          </table:table-cell>
          <table:table-cell table:formula="of:=[.C20]/1024*(3.3/2)" office:value-type="float" office:value="3.936474609375" calcext:value-type="float">
            <text:p>3.94</text:p>
          </table:table-cell>
          <table:table-cell/>
          <table:table-cell table:formula="of:=-144.939*[.D20]*[.D20]*[.D20]+1655.8629*[.D20]*[.D20]-6158.852*[.D20]+7501.3202" office:value-type="float" office:value="75.002671797045" calcext:value-type="float">
            <text:p>75.00</text:p>
          </table:table-cell>
          <table:table-cell table:style-name="ce2" table:formula="of:=10535.553463971*[.D20]^{9}+-319121.746562075*[.D20]^{8}+4273352.7667569*[.D20]^{7}+-33191395.1386817*[.D20]^{6}+164712219.536065*[.D20]^{5}+-541285617.88981*[.D20]^{4}+1177170416.03934*[.D20]^{3}+-1632354970.82301*[.D20]^{2}+1308301555.25165*[.D20]^{1}+-461154428.901083" office:value-type="float" office:value="88.5584678649902" calcext:value-type="float">
            <text:p>88.56</text:p>
          </table:table-cell>
          <table:table-cell/>
          <table:table-cell table:style-name="ce1" table:number-columns-repeated="2"/>
          <table:table-cell/>
          <table:table-cell table:style-name="Default"/>
        </table:table-row>
        <table:table-row table:style-name="ro1">
          <table:table-cell table:style-name="ce1" table:formula="of:=[.A20]+0.5" office:value-type="float" office:value="9.5" calcext:value-type="float">
            <text:p>9.5</text:p>
          </table:table-cell>
          <table:table-cell table:style-name="ce1" table:formula="of:=[.B20]-100/[.$I$2]" office:value-type="float" office:value="71.2121212121212" calcext:value-type="float">
            <text:p>71.2</text:p>
          </table:table-cell>
          <table:table-cell table:style-name="ce2" office:value-type="float" office:value="2438" calcext:value-type="float">
            <text:p>2438.00</text:p>
          </table:table-cell>
          <table:table-cell table:formula="of:=[.C21]/1024*(3.3/2)" office:value-type="float" office:value="3.92841796875" calcext:value-type="float">
            <text:p>3.93</text:p>
          </table:table-cell>
          <table:table-cell/>
          <table:table-cell table:formula="of:=-144.939*[.D21]*[.D21]*[.D21]+1655.8629*[.D21]*[.D21]-6158.852*[.D21]+7501.3202" office:value-type="float" office:value="73.8726376586583" calcext:value-type="float">
            <text:p>73.87</text:p>
          </table:table-cell>
          <table:table-cell table:style-name="ce2" table:formula="of:=10535.553463971*[.D21]^{9}+-319121.746562075*[.D21]^{8}+4273352.7667569*[.D21]^{7}+-33191395.1386817*[.D21]^{6}+164712219.536065*[.D21]^{5}+-541285617.88981*[.D21]^{4}+1177170416.03934*[.D21]^{3}+-1632354970.82301*[.D21]^{2}+1308301555.25165*[.D21]^{1}+-461154428.901083" office:value-type="float" office:value="87.1501216888428" calcext:value-type="float">
            <text:p>87.15</text:p>
          </table:table-cell>
          <table:table-cell/>
          <table:table-cell table:style-name="ce1" table:number-columns-repeated="2"/>
          <table:table-cell/>
          <table:table-cell table:style-name="Default"/>
        </table:table-row>
        <table:table-row table:style-name="ro1">
          <table:table-cell table:style-name="ce1" table:formula="of:=[.A21]+0.5" office:value-type="float" office:value="10" calcext:value-type="float">
            <text:p>10.0</text:p>
          </table:table-cell>
          <table:table-cell table:style-name="ce1" table:formula="of:=[.B21]-100/[.$I$2]" office:value-type="float" office:value="69.6969696969697" calcext:value-type="float">
            <text:p>69.7</text:p>
          </table:table-cell>
          <table:table-cell table:style-name="ce2" office:value-type="float" office:value="2432" calcext:value-type="float">
            <text:p>2432.00</text:p>
          </table:table-cell>
          <table:table-cell table:formula="of:=[.C22]/1024*(3.3/2)" office:value-type="float" office:value="3.91875" calcext:value-type="float">
            <text:p>3.92</text:p>
          </table:table-cell>
          <table:table-cell/>
          <table:table-cell table:formula="of:=-144.939*[.D22]*[.D22]*[.D22]+1655.8629*[.D22]*[.D22]-6158.852*[.D22]+7501.3202" office:value-type="float" office:value="72.5076779587416" calcext:value-type="float">
            <text:p>72.51</text:p>
          </table:table-cell>
          <table:table-cell table:style-name="ce2" table:formula="of:=10535.553463971*[.D22]^{9}+-319121.746562075*[.D22]^{8}+4273352.7667569*[.D22]^{7}+-33191395.1386817*[.D22]^{6}+164712219.536065*[.D22]^{5}+-541285617.88981*[.D22]^{4}+1177170416.03934*[.D22]^{3}+-1632354970.82301*[.D22]^{2}+1308301555.25165*[.D22]^{1}+-461154428.901083" office:value-type="float" office:value="85.4262075424194" calcext:value-type="float">
            <text:p>85.43</text:p>
          </table:table-cell>
          <table:table-cell/>
          <table:table-cell table:style-name="ce1" table:number-columns-repeated="2"/>
          <table:table-cell/>
          <table:table-cell table:style-name="Default"/>
        </table:table-row>
        <table:table-row table:style-name="ro1">
          <table:table-cell table:style-name="ce1" table:formula="of:=[.A22]+0.5" office:value-type="float" office:value="10.5" calcext:value-type="float">
            <text:p>10.5</text:p>
          </table:table-cell>
          <table:table-cell table:style-name="ce1" table:formula="of:=[.B22]-100/[.$I$2]" office:value-type="float" office:value="68.1818181818182" calcext:value-type="float">
            <text:p>68.2</text:p>
          </table:table-cell>
          <table:table-cell table:style-name="ce2" office:value-type="float" office:value="2425" calcext:value-type="float">
            <text:p>2425.00</text:p>
          </table:table-cell>
          <table:table-cell table:formula="of:=[.C23]/1024*(3.3/2)" office:value-type="float" office:value="3.907470703125" calcext:value-type="float">
            <text:p>3.91</text:p>
          </table:table-cell>
          <table:table-cell/>
          <table:table-cell table:formula="of:=-144.939*[.D23]*[.D23]*[.D23]+1655.8629*[.D23]*[.D23]-6158.852*[.D23]+7501.3202" office:value-type="float" office:value="70.9039211663603" calcext:value-type="float">
            <text:p>70.90</text:p>
          </table:table-cell>
          <table:table-cell table:style-name="ce2" table:formula="of:=10535.553463971*[.D23]^{9}+-319121.746562075*[.D23]^{8}+4273352.7667569*[.D23]^{7}+-33191395.1386817*[.D23]^{6}+164712219.536065*[.D23]^{5}+-541285617.88981*[.D23]^{4}+1177170416.03934*[.D23]^{3}+-1632354970.82301*[.D23]^{2}+1308301555.25165*[.D23]^{1}+-461154428.901083" office:value-type="float" office:value="83.3871259689331" calcext:value-type="float">
            <text:p>83.39</text:p>
          </table:table-cell>
          <table:table-cell/>
          <table:table-cell table:style-name="ce1" table:number-columns-repeated="2"/>
          <table:table-cell/>
          <table:table-cell table:style-name="Default"/>
        </table:table-row>
        <table:table-row table:style-name="ro1">
          <table:table-cell table:style-name="ce1" table:formula="of:=[.A23]+0.5" office:value-type="float" office:value="11" calcext:value-type="float">
            <text:p>11.0</text:p>
          </table:table-cell>
          <table:table-cell table:style-name="ce1" table:formula="of:=[.B23]-100/[.$I$2]" office:value-type="float" office:value="66.6666666666667" calcext:value-type="float">
            <text:p>66.7</text:p>
          </table:table-cell>
          <table:table-cell table:style-name="ce2" office:value-type="float" office:value="2416" calcext:value-type="float">
            <text:p>2416.00</text:p>
          </table:table-cell>
          <table:table-cell table:formula="of:=[.C24]/1024*(3.3/2)" office:value-type="float" office:value="3.89296875" calcext:value-type="float">
            <text:p>3.89</text:p>
          </table:table-cell>
          <table:table-cell/>
          <table:table-cell table:formula="of:=-144.939*[.D24]*[.D24]*[.D24]+1655.8629*[.D24]*[.D24]-6158.852*[.D24]+7501.3202" office:value-type="float" office:value="68.8259817792368" calcext:value-type="float">
            <text:p>68.83</text:p>
          </table:table-cell>
          <table:table-cell table:style-name="ce2" table:formula="of:=10535.553463971*[.D24]^{9}+-319121.746562075*[.D24]^{8}+4273352.7667569*[.D24]^{7}+-33191395.1386817*[.D24]^{6}+164712219.536065*[.D24]^{5}+-541285617.88981*[.D24]^{4}+1177170416.03934*[.D24]^{3}+-1632354970.82301*[.D24]^{2}+1308301555.25165*[.D24]^{1}+-461154428.901083" office:value-type="float" office:value="80.7550811767578" calcext:value-type="float">
            <text:p>80.76</text:p>
          </table:table-cell>
          <table:table-cell/>
          <table:table-cell table:style-name="ce1" table:number-columns-repeated="2"/>
          <table:table-cell/>
          <table:table-cell table:style-name="Default"/>
        </table:table-row>
        <table:table-row table:style-name="ro1">
          <table:table-cell table:style-name="ce1" table:formula="of:=[.A24]+0.5" office:value-type="float" office:value="11.5" calcext:value-type="float">
            <text:p>11.5</text:p>
          </table:table-cell>
          <table:table-cell table:style-name="ce1" table:formula="of:=[.B24]-100/[.$I$2]" office:value-type="float" office:value="65.1515151515151" calcext:value-type="float">
            <text:p>65.2</text:p>
          </table:table-cell>
          <table:table-cell table:style-name="ce2" office:value-type="float" office:value="2405" calcext:value-type="float">
            <text:p>2405.00</text:p>
          </table:table-cell>
          <table:table-cell table:formula="of:=[.C25]/1024*(3.3/2)" office:value-type="float" office:value="3.875244140625" calcext:value-type="float">
            <text:p>3.88</text:p>
          </table:table-cell>
          <table:table-cell/>
          <table:table-cell table:formula="of:=-144.939*[.D25]*[.D25]*[.D25]+1655.8629*[.D25]*[.D25]-6158.852*[.D25]+7501.3202" office:value-type="float" office:value="66.2654868549162" calcext:value-type="float">
            <text:p>66.27</text:p>
          </table:table-cell>
          <table:table-cell table:style-name="ce2" table:formula="of:=10535.553463971*[.D25]^{9}+-319121.746562075*[.D25]^{8}+4273352.7667569*[.D25]^{7}+-33191395.1386817*[.D25]^{6}+164712219.536065*[.D25]^{5}+-541285617.88981*[.D25]^{4}+1177170416.03934*[.D25]^{3}+-1632354970.82301*[.D25]^{2}+1308301555.25165*[.D25]^{1}+-461154428.901083" office:value-type="float" office:value="77.5781164169312" calcext:value-type="float">
            <text:p>77.58</text:p>
          </table:table-cell>
          <table:table-cell/>
          <table:table-cell table:style-name="ce1" table:number-columns-repeated="2"/>
          <table:table-cell/>
          <table:table-cell table:style-name="Default"/>
        </table:table-row>
        <table:table-row table:style-name="ro1">
          <table:table-cell table:style-name="ce1" table:formula="of:=[.A25]+0.5" office:value-type="float" office:value="12" calcext:value-type="float">
            <text:p>12.0</text:p>
          </table:table-cell>
          <table:table-cell table:style-name="ce1" table:formula="of:=[.B25]-100/[.$I$2]" office:value-type="float" office:value="63.6363636363636" calcext:value-type="float">
            <text:p>63.6</text:p>
          </table:table-cell>
          <table:table-cell table:style-name="ce2" office:value-type="float" office:value="2389" calcext:value-type="float">
            <text:p>2389.00</text:p>
          </table:table-cell>
          <table:table-cell table:formula="of:=[.C26]/1024*(3.3/2)" office:value-type="float" office:value="3.849462890625" calcext:value-type="float">
            <text:p>3.85</text:p>
          </table:table-cell>
          <table:table-cell/>
          <table:table-cell table:formula="of:=-144.939*[.D26]*[.D26]*[.D26]+1655.8629*[.D26]*[.D26]-6158.852*[.D26]+7501.3202" office:value-type="float" office:value="62.5097344439091" calcext:value-type="float">
            <text:p>62.51</text:p>
          </table:table-cell>
          <table:table-cell table:style-name="ce2" table:formula="of:=10535.553463971*[.D26]^{9}+-319121.746562075*[.D26]^{8}+4273352.7667569*[.D26]^{7}+-33191395.1386817*[.D26]^{6}+164712219.536065*[.D26]^{5}+-541285617.88981*[.D26]^{4}+1177170416.03934*[.D26]^{3}+-1632354970.82301*[.D26]^{2}+1308301555.25165*[.D26]^{1}+-461154428.901083" office:value-type="float" office:value="73.1520690917969" calcext:value-type="float">
            <text:p>73.15</text:p>
          </table:table-cell>
          <table:table-cell/>
          <table:table-cell table:style-name="ce1" table:number-columns-repeated="2"/>
          <table:table-cell/>
          <table:table-cell table:style-name="Default"/>
        </table:table-row>
        <table:table-row table:style-name="ro1">
          <table:table-cell table:style-name="ce1" table:formula="of:=[.A26]+0.5" office:value-type="float" office:value="12.5" calcext:value-type="float">
            <text:p>12.5</text:p>
          </table:table-cell>
          <table:table-cell table:style-name="ce1" table:formula="of:=[.B26]-100/[.$I$2]" office:value-type="float" office:value="62.1212121212121" calcext:value-type="float">
            <text:p>62.1</text:p>
          </table:table-cell>
          <table:table-cell table:style-name="ce2" office:value-type="float" office:value="2383" calcext:value-type="float">
            <text:p>2383.00</text:p>
          </table:table-cell>
          <table:table-cell table:formula="of:=[.C27]/1024*(3.3/2)" office:value-type="float" office:value="3.839794921875" calcext:value-type="float">
            <text:p>3.84</text:p>
          </table:table-cell>
          <table:table-cell/>
          <table:table-cell table:formula="of:=-144.939*[.D27]*[.D27]*[.D27]+1655.8629*[.D27]*[.D27]-6158.852*[.D27]+7501.3202" office:value-type="float" office:value="61.0943753642296" calcext:value-type="float">
            <text:p>61.09</text:p>
          </table:table-cell>
          <table:table-cell table:style-name="ce2" table:formula="of:=10535.553463971*[.D27]^{9}+-319121.746562075*[.D27]^{8}+4273352.7667569*[.D27]^{7}+-33191395.1386817*[.D27]^{6}+164712219.536065*[.D27]^{5}+-541285617.88981*[.D27]^{4}+1177170416.03934*[.D27]^{3}+-1632354970.82301*[.D27]^{2}+1308301555.25165*[.D27]^{1}+-461154428.901083" office:value-type="float" office:value="71.5761384963989" calcext:value-type="float">
            <text:p>71.58</text:p>
          </table:table-cell>
          <table:table-cell/>
          <table:table-cell table:style-name="ce1" table:number-columns-repeated="2"/>
          <table:table-cell/>
          <table:table-cell table:style-name="Default"/>
        </table:table-row>
        <table:table-row table:style-name="ro1">
          <table:table-cell table:style-name="ce1" table:formula="of:=[.A27]+0.5" office:value-type="float" office:value="13" calcext:value-type="float">
            <text:p>13.0</text:p>
          </table:table-cell>
          <table:table-cell table:style-name="ce1" table:formula="of:=[.B27]-100/[.$I$2]" office:value-type="float" office:value="60.6060606060606" calcext:value-type="float">
            <text:p>60.6</text:p>
          </table:table-cell>
          <table:table-cell table:style-name="ce2" office:value-type="float" office:value="2370" calcext:value-type="float">
            <text:p>2370.00</text:p>
          </table:table-cell>
          <table:table-cell table:formula="of:=[.C28]/1024*(3.3/2)" office:value-type="float" office:value="3.81884765625" calcext:value-type="float">
            <text:p>3.82</text:p>
          </table:table-cell>
          <table:table-cell/>
          <table:table-cell table:formula="of:=-144.939*[.D28]*[.D28]*[.D28]+1655.8629*[.D28]*[.D28]-6158.852*[.D28]+7501.3202" office:value-type="float" office:value="58.0199975603846" calcext:value-type="float">
            <text:p>58.02</text:p>
          </table:table-cell>
          <table:table-cell table:style-name="ce2" table:formula="of:=10535.553463971*[.D28]^{9}+-319121.746562075*[.D28]^{8}+4273352.7667569*[.D28]^{7}+-33191395.1386817*[.D28]^{6}+164712219.536065*[.D28]^{5}+-541285617.88981*[.D28]^{4}+1177170416.03934*[.D28]^{3}+-1632354970.82301*[.D28]^{2}+1308301555.25165*[.D28]^{1}+-461154428.901083" office:value-type="float" office:value="68.3482532501221" calcext:value-type="float">
            <text:p>68.35</text:p>
          </table:table-cell>
          <table:table-cell/>
          <table:table-cell table:style-name="ce1" table:number-columns-repeated="2"/>
          <table:table-cell/>
          <table:table-cell table:style-name="Default"/>
        </table:table-row>
        <table:table-row table:style-name="ro1">
          <table:table-cell table:style-name="ce1" table:formula="of:=[.A28]+0.5" office:value-type="float" office:value="13.5" calcext:value-type="float">
            <text:p>13.5</text:p>
          </table:table-cell>
          <table:table-cell table:style-name="ce1" table:formula="of:=[.B28]-100/[.$I$2]" office:value-type="float" office:value="59.0909090909091" calcext:value-type="float">
            <text:p>59.1</text:p>
          </table:table-cell>
          <table:table-cell table:style-name="ce2" office:value-type="float" office:value="2365" calcext:value-type="float">
            <text:p>2365.00</text:p>
          </table:table-cell>
          <table:table-cell table:formula="of:=[.C29]/1024*(3.3/2)" office:value-type="float" office:value="3.810791015625" calcext:value-type="float">
            <text:p>3.81</text:p>
          </table:table-cell>
          <table:table-cell/>
          <table:table-cell table:formula="of:=-144.939*[.D29]*[.D29]*[.D29]+1655.8629*[.D29]*[.D29]-6158.852*[.D29]+7501.3202" office:value-type="float" office:value="56.8360244307878" calcext:value-type="float">
            <text:p>56.84</text:p>
          </table:table-cell>
          <table:table-cell table:style-name="ce2" table:formula="of:=10535.553463971*[.D29]^{9}+-319121.746562075*[.D29]^{8}+4273352.7667569*[.D29]^{7}+-33191395.1386817*[.D29]^{6}+164712219.536065*[.D29]^{5}+-541285617.88981*[.D29]^{4}+1177170416.03934*[.D29]^{3}+-1632354970.82301*[.D29]^{2}+1308301555.25165*[.D29]^{1}+-461154428.901083" office:value-type="float" office:value="67.1783599853516" calcext:value-type="float">
            <text:p>67.18</text:p>
          </table:table-cell>
          <table:table-cell/>
          <table:table-cell table:style-name="ce1" table:number-columns-repeated="2"/>
          <table:table-cell/>
          <table:table-cell table:style-name="Default"/>
        </table:table-row>
        <table:table-row table:style-name="ro1">
          <table:table-cell table:style-name="ce1" table:formula="of:=[.A29]+0.5" office:value-type="float" office:value="14" calcext:value-type="float">
            <text:p>14.0</text:p>
          </table:table-cell>
          <table:table-cell table:style-name="ce1" table:formula="of:=[.B29]-100/[.$I$2]" office:value-type="float" office:value="57.5757575757576" calcext:value-type="float">
            <text:p>57.6</text:p>
          </table:table-cell>
          <table:table-cell table:style-name="ce2" office:value-type="float" office:value="2357" calcext:value-type="float">
            <text:p>2357.00</text:p>
          </table:table-cell>
          <table:table-cell table:formula="of:=[.C30]/1024*(3.3/2)" office:value-type="float" office:value="3.797900390625" calcext:value-type="float">
            <text:p>3.80</text:p>
          </table:table-cell>
          <table:table-cell/>
          <table:table-cell table:formula="of:=-144.939*[.D30]*[.D30]*[.D30]+1655.8629*[.D30]*[.D30]-6158.852*[.D30]+7501.3202" office:value-type="float" office:value="54.9415504535791" calcext:value-type="float">
            <text:p>54.94</text:p>
          </table:table-cell>
          <table:table-cell table:style-name="ce2" table:formula="of:=10535.553463971*[.D30]^{9}+-319121.746562075*[.D30]^{8}+4273352.7667569*[.D30]^{7}+-33191395.1386817*[.D30]^{6}+164712219.536065*[.D30]^{5}+-541285617.88981*[.D30]^{4}+1177170416.03934*[.D30]^{3}+-1632354970.82301*[.D30]^{2}+1308301555.25165*[.D30]^{1}+-461154428.901083" office:value-type="float" office:value="65.3902492523193" calcext:value-type="float">
            <text:p>65.39</text:p>
          </table:table-cell>
          <table:table-cell/>
          <table:table-cell table:style-name="ce1" table:number-columns-repeated="2"/>
          <table:table-cell/>
          <table:table-cell table:style-name="Default"/>
        </table:table-row>
        <table:table-row table:style-name="ro1">
          <table:table-cell table:style-name="ce1" table:formula="of:=[.A30]+0.5" office:value-type="float" office:value="14.5" calcext:value-type="float">
            <text:p>14.5</text:p>
          </table:table-cell>
          <table:table-cell table:style-name="ce1" table:formula="of:=[.B30]-100/[.$I$2]" office:value-type="float" office:value="56.060606060606" calcext:value-type="float">
            <text:p>56.1</text:p>
          </table:table-cell>
          <table:table-cell table:style-name="ce2" office:value-type="float" office:value="2353" calcext:value-type="float">
            <text:p>2353.00</text:p>
          </table:table-cell>
          <table:table-cell table:formula="of:=[.C31]/1024*(3.3/2)" office:value-type="float" office:value="3.791455078125" calcext:value-type="float">
            <text:p>3.79</text:p>
          </table:table-cell>
          <table:table-cell/>
          <table:table-cell table:formula="of:=-144.939*[.D31]*[.D31]*[.D31]+1655.8629*[.D31]*[.D31]-6158.852*[.D31]+7501.3202" office:value-type="float" office:value="53.9947542762657" calcext:value-type="float">
            <text:p>53.99</text:p>
          </table:table-cell>
          <table:table-cell table:style-name="ce2" table:formula="of:=10535.553463971*[.D31]^{9}+-319121.746562075*[.D31]^{8}+4273352.7667569*[.D31]^{7}+-33191395.1386817*[.D31]^{6}+164712219.536065*[.D31]^{5}+-541285617.88981*[.D31]^{4}+1177170416.03934*[.D31]^{3}+-1632354970.82301*[.D31]^{2}+1308301555.25165*[.D31]^{1}+-461154428.901083" office:value-type="float" office:value="64.5341691970825" calcext:value-type="float">
            <text:p>64.53</text:p>
          </table:table-cell>
          <table:table-cell/>
          <table:table-cell table:style-name="ce1" table:number-columns-repeated="2"/>
          <table:table-cell/>
          <table:table-cell table:style-name="Default"/>
        </table:table-row>
        <table:table-row table:style-name="ro1">
          <table:table-cell table:style-name="ce1" table:formula="of:=[.A31]+0.5" office:value-type="float" office:value="15" calcext:value-type="float">
            <text:p>15.0</text:p>
          </table:table-cell>
          <table:table-cell table:style-name="ce1" table:formula="of:=[.B31]-100/[.$I$2]" office:value-type="float" office:value="54.5454545454545" calcext:value-type="float">
            <text:p>54.5</text:p>
          </table:table-cell>
          <table:table-cell table:style-name="ce2" office:value-type="float" office:value="2349" calcext:value-type="float">
            <text:p>2349.00</text:p>
          </table:table-cell>
          <table:table-cell table:formula="of:=[.C32]/1024*(3.3/2)" office:value-type="float" office:value="3.785009765625" calcext:value-type="float">
            <text:p>3.79</text:p>
          </table:table-cell>
          <table:table-cell/>
          <table:table-cell table:formula="of:=-144.939*[.D32]*[.D32]*[.D32]+1655.8629*[.D32]*[.D32]-6158.852*[.D32]+7501.3202" office:value-type="float" office:value="53.04856243424" calcext:value-type="float">
            <text:p>53.05</text:p>
          </table:table-cell>
          <table:table-cell table:style-name="ce2" table:formula="of:=10535.553463971*[.D32]^{9}+-319121.746562075*[.D32]^{8}+4273352.7667569*[.D32]^{7}+-33191395.1386817*[.D32]^{6}+164712219.536065*[.D32]^{5}+-541285617.88981*[.D32]^{4}+1177170416.03934*[.D32]^{3}+-1632354970.82301*[.D32]^{2}+1308301555.25165*[.D32]^{1}+-461154428.901083" office:value-type="float" office:value="63.7026672363281" calcext:value-type="float">
            <text:p>63.70</text:p>
          </table:table-cell>
          <table:table-cell/>
          <table:table-cell table:style-name="ce1" table:number-columns-repeated="2"/>
          <table:table-cell/>
          <table:table-cell table:style-name="Default"/>
        </table:table-row>
        <table:table-row table:style-name="ro1">
          <table:table-cell table:style-name="ce1" table:formula="of:=[.A32]+0.5" office:value-type="float" office:value="15.5" calcext:value-type="float">
            <text:p>15.5</text:p>
          </table:table-cell>
          <table:table-cell table:style-name="ce1" table:formula="of:=[.B32]-100/[.$I$2]" office:value-type="float" office:value="53.030303030303" calcext:value-type="float">
            <text:p>53.0</text:p>
          </table:table-cell>
          <table:table-cell table:style-name="ce2" office:value-type="float" office:value="2342" calcext:value-type="float">
            <text:p>2342.00</text:p>
          </table:table-cell>
          <table:table-cell table:formula="of:=[.C33]/1024*(3.3/2)" office:value-type="float" office:value="3.77373046875" calcext:value-type="float">
            <text:p>3.77</text:p>
          </table:table-cell>
          <table:table-cell/>
          <table:table-cell table:formula="of:=-144.939*[.D33]*[.D33]*[.D33]+1655.8629*[.D33]*[.D33]-6158.852*[.D33]+7501.3202" office:value-type="float" office:value="51.3948812490526" calcext:value-type="float">
            <text:p>51.39</text:p>
          </table:table-cell>
          <table:table-cell table:style-name="ce2" table:formula="of:=10535.553463971*[.D33]^{9}+-319121.746562075*[.D33]^{8}+4273352.7667569*[.D33]^{7}+-33191395.1386817*[.D33]^{6}+164712219.536065*[.D33]^{5}+-541285617.88981*[.D33]^{4}+1177170416.03934*[.D33]^{3}+-1632354970.82301*[.D33]^{2}+1308301555.25165*[.D33]^{1}+-461154428.901083" office:value-type="float" office:value="62.3040618896484" calcext:value-type="float">
            <text:p>62.30</text:p>
          </table:table-cell>
          <table:table-cell/>
          <table:table-cell table:style-name="ce1" table:number-columns-repeated="2"/>
          <table:table-cell/>
          <table:table-cell table:style-name="Default"/>
        </table:table-row>
        <table:table-row table:style-name="ro1">
          <table:table-cell table:style-name="ce1" table:formula="of:=[.A33]+0.5" office:value-type="float" office:value="16" calcext:value-type="float">
            <text:p>16.0</text:p>
          </table:table-cell>
          <table:table-cell table:style-name="ce1" table:formula="of:=[.B33]-100/[.$I$2]" office:value-type="float" office:value="51.5151515151515" calcext:value-type="float">
            <text:p>51.5</text:p>
          </table:table-cell>
          <table:table-cell table:style-name="ce2" office:value-type="float" office:value="2335" calcext:value-type="float">
            <text:p>2335.00</text:p>
          </table:table-cell>
          <table:table-cell table:formula="of:=[.C34]/1024*(3.3/2)" office:value-type="float" office:value="3.762451171875" calcext:value-type="float">
            <text:p>3.76</text:p>
          </table:table-cell>
          <table:table-cell/>
          <table:table-cell table:formula="of:=-144.939*[.D34]*[.D34]*[.D34]+1655.8629*[.D34]*[.D34]-6158.852*[.D34]+7501.3202" office:value-type="float" office:value="49.7450118390734" calcext:value-type="float">
            <text:p>49.75</text:p>
          </table:table-cell>
          <table:table-cell table:style-name="ce2" table:formula="of:=10535.553463971*[.D34]^{9}+-319121.746562075*[.D34]^{8}+4273352.7667569*[.D34]^{7}+-33191395.1386817*[.D34]^{6}+164712219.536065*[.D34]^{5}+-541285617.88981*[.D34]^{4}+1177170416.03934*[.D34]^{3}+-1632354970.82301*[.D34]^{2}+1308301555.25165*[.D34]^{1}+-461154428.901083" office:value-type="float" office:value="60.9723854064941" calcext:value-type="float">
            <text:p>60.97</text:p>
          </table:table-cell>
          <table:table-cell/>
          <table:table-cell table:style-name="ce1" table:number-columns-repeated="2"/>
          <table:table-cell/>
          <table:table-cell table:style-name="Default"/>
        </table:table-row>
        <table:table-row table:style-name="ro1">
          <table:table-cell table:style-name="ce1" table:formula="of:=[.A34]+0.5" office:value-type="float" office:value="16.5" calcext:value-type="float">
            <text:p>16.5</text:p>
          </table:table-cell>
          <table:table-cell table:style-name="ce1" table:formula="of:=[.B34]-100/[.$I$2]" office:value-type="float" office:value="50" calcext:value-type="float">
            <text:p>50.0</text:p>
          </table:table-cell>
          <table:table-cell table:style-name="ce2" office:value-type="float" office:value="2331" calcext:value-type="float">
            <text:p>2331.00</text:p>
          </table:table-cell>
          <table:table-cell table:formula="of:=[.C35]/1024*(3.3/2)" office:value-type="float" office:value="3.756005859375" calcext:value-type="float">
            <text:p>3.76</text:p>
          </table:table-cell>
          <table:table-cell/>
          <table:table-cell table:formula="of:=-144.939*[.D35]*[.D35]*[.D35]+1655.8629*[.D35]*[.D35]-6158.852*[.D35]+7501.3202" office:value-type="float" office:value="48.8044209728705" calcext:value-type="float">
            <text:p>48.80</text:p>
          </table:table-cell>
          <table:table-cell table:style-name="ce2" table:formula="of:=10535.553463971*[.D35]^{9}+-319121.746562075*[.D35]^{8}+4273352.7667569*[.D35]^{7}+-33191395.1386817*[.D35]^{6}+164712219.536065*[.D35]^{5}+-541285617.88981*[.D35]^{4}+1177170416.03934*[.D35]^{3}+-1632354970.82301*[.D35]^{2}+1308301555.25165*[.D35]^{1}+-461154428.901083" office:value-type="float" office:value="60.2388181686401" calcext:value-type="float">
            <text:p>60.24</text:p>
          </table:table-cell>
          <table:table-cell/>
          <table:table-cell table:style-name="ce2"/>
          <table:table-cell table:style-name="ce1"/>
          <table:table-cell/>
          <table:table-cell table:style-name="Default"/>
        </table:table-row>
        <table:table-row table:style-name="ro1">
          <table:table-cell table:style-name="ce1" table:formula="of:=[.A35]+0.5" office:value-type="float" office:value="17" calcext:value-type="float">
            <text:p>17.0</text:p>
          </table:table-cell>
          <table:table-cell table:style-name="ce1" table:formula="of:=[.B35]-100/[.$I$2]" office:value-type="float" office:value="48.4848484848485" calcext:value-type="float">
            <text:p>48.5</text:p>
          </table:table-cell>
          <table:table-cell table:style-name="ce2" office:value-type="float" office:value="2323" calcext:value-type="float">
            <text:p>2323.00</text:p>
          </table:table-cell>
          <table:table-cell table:formula="of:=[.C36]/1024*(3.3/2)" office:value-type="float" office:value="3.743115234375" calcext:value-type="float">
            <text:p>3.74</text:p>
          </table:table-cell>
          <table:table-cell/>
          <table:table-cell table:formula="of:=-144.939*[.D36]*[.D36]*[.D36]+1655.8629*[.D36]*[.D36]-6158.852*[.D36]+7501.3202" office:value-type="float" office:value="46.9291270481972" calcext:value-type="float">
            <text:p>46.93</text:p>
          </table:table-cell>
          <table:table-cell table:style-name="ce2" table:formula="of:=10535.553463971*[.D36]^{9}+-319121.746562075*[.D36]^{8}+4273352.7667569*[.D36]^{7}+-33191395.1386817*[.D36]^{6}+164712219.536065*[.D36]^{5}+-541285617.88981*[.D36]^{4}+1177170416.03934*[.D36]^{3}+-1632354970.82301*[.D36]^{2}+1308301555.25165*[.D36]^{1}+-461154428.901083" office:value-type="float" office:value="58.8242845535278" calcext:value-type="float">
            <text:p>58.82</text:p>
          </table:table-cell>
          <table:table-cell/>
          <table:table-cell table:style-name="ce2"/>
          <table:table-cell table:style-name="ce1"/>
          <table:table-cell/>
          <table:table-cell table:style-name="Default"/>
        </table:table-row>
        <table:table-row table:style-name="ro1">
          <table:table-cell table:style-name="ce1" table:formula="of:=[.A36]+0.5" office:value-type="float" office:value="17.5" calcext:value-type="float">
            <text:p>17.5</text:p>
          </table:table-cell>
          <table:table-cell table:style-name="ce1" table:formula="of:=[.B36]-100/[.$I$2]" office:value-type="float" office:value="46.969696969697" calcext:value-type="float">
            <text:p>47.0</text:p>
          </table:table-cell>
          <table:table-cell table:style-name="ce2" office:value-type="float" office:value="2320" calcext:value-type="float">
            <text:p>2320.00</text:p>
          </table:table-cell>
          <table:table-cell table:formula="of:=[.C37]/1024*(3.3/2)" office:value-type="float" office:value="3.73828125" calcext:value-type="float">
            <text:p>3.74</text:p>
          </table:table-cell>
          <table:table-cell/>
          <table:table-cell table:formula="of:=-144.939*[.D37]*[.D37]*[.D37]+1655.8629*[.D37]*[.D37]-6158.852*[.D37]+7501.3202" office:value-type="float" office:value="46.2282159131664" calcext:value-type="float">
            <text:p>46.23</text:p>
          </table:table-cell>
          <table:table-cell table:style-name="ce2" table:formula="of:=10535.553463971*[.D37]^{9}+-319121.746562075*[.D37]^{8}+4273352.7667569*[.D37]^{7}+-33191395.1386817*[.D37]^{6}+164712219.536065*[.D37]^{5}+-541285617.88981*[.D37]^{4}+1177170416.03934*[.D37]^{3}+-1632354970.82301*[.D37]^{2}+1308301555.25165*[.D37]^{1}+-461154428.901083" office:value-type="float" office:value="58.3097553253174" calcext:value-type="float">
            <text:p>58.31</text:p>
          </table:table-cell>
          <table:table-cell/>
          <table:table-cell table:style-name="ce2"/>
          <table:table-cell table:style-name="ce1"/>
          <table:table-cell/>
          <table:table-cell table:style-name="Default"/>
        </table:table-row>
        <table:table-row table:style-name="ro1">
          <table:table-cell table:style-name="ce1" table:formula="of:=[.A37]+0.5" office:value-type="float" office:value="18" calcext:value-type="float">
            <text:p>18.0</text:p>
          </table:table-cell>
          <table:table-cell table:style-name="ce1" table:formula="of:=[.B37]-100/[.$I$2]" office:value-type="float" office:value="45.4545454545454" calcext:value-type="float">
            <text:p>45.5</text:p>
          </table:table-cell>
          <table:table-cell table:style-name="ce2" office:value-type="float" office:value="2317" calcext:value-type="float">
            <text:p>2317.00</text:p>
          </table:table-cell>
          <table:table-cell table:formula="of:=[.C38]/1024*(3.3/2)" office:value-type="float" office:value="3.733447265625" calcext:value-type="float">
            <text:p>3.73</text:p>
          </table:table-cell>
          <table:table-cell/>
          <table:table-cell table:formula="of:=-144.939*[.D38]*[.D38]*[.D38]+1655.8629*[.D38]*[.D38]-6158.852*[.D38]+7501.3202" office:value-type="float" office:value="45.5287252668768" calcext:value-type="float">
            <text:p>45.53</text:p>
          </table:table-cell>
          <table:table-cell table:style-name="ce2" table:formula="of:=10535.553463971*[.D38]^{9}+-319121.746562075*[.D38]^{8}+4273352.7667569*[.D38]^{7}+-33191395.1386817*[.D38]^{6}+164712219.536065*[.D38]^{5}+-541285617.88981*[.D38]^{4}+1177170416.03934*[.D38]^{3}+-1632354970.82301*[.D38]^{2}+1308301555.25165*[.D38]^{1}+-461154428.901083" office:value-type="float" office:value="57.802812576294" calcext:value-type="float">
            <text:p>57.80</text:p>
          </table:table-cell>
          <table:table-cell/>
          <table:table-cell table:style-name="ce2"/>
          <table:table-cell table:style-name="ce1"/>
          <table:table-cell/>
          <table:table-cell table:style-name="Default"/>
        </table:table-row>
        <table:table-row table:style-name="ro1">
          <table:table-cell table:style-name="ce1" table:formula="of:=[.A38]+0.5" office:value-type="float" office:value="18.5" calcext:value-type="float">
            <text:p>18.5</text:p>
          </table:table-cell>
          <table:table-cell table:style-name="ce1" table:formula="of:=[.B38]-100/[.$I$2]" office:value-type="float" office:value="43.9393939393939" calcext:value-type="float">
            <text:p>43.9</text:p>
          </table:table-cell>
          <table:table-cell table:style-name="ce2" office:value-type="float" office:value="2310" calcext:value-type="float">
            <text:p>2310.00</text:p>
          </table:table-cell>
          <table:table-cell table:formula="of:=[.C39]/1024*(3.3/2)" office:value-type="float" office:value="3.72216796875" calcext:value-type="float">
            <text:p>3.72</text:p>
          </table:table-cell>
          <table:table-cell/>
          <table:table-cell table:formula="of:=-144.939*[.D39]*[.D39]*[.D39]+1655.8629*[.D39]*[.D39]-6158.852*[.D39]+7501.3202" office:value-type="float" office:value="43.9026563444713" calcext:value-type="float">
            <text:p>43.90</text:p>
          </table:table-cell>
          <table:table-cell table:style-name="ce2" table:formula="of:=10535.553463971*[.D39]^{9}+-319121.746562075*[.D39]^{8}+4273352.7667569*[.D39]^{7}+-33191395.1386817*[.D39]^{6}+164712219.536065*[.D39]^{5}+-541285617.88981*[.D39]^{4}+1177170416.03934*[.D39]^{3}+-1632354970.82301*[.D39]^{2}+1308301555.25165*[.D39]^{1}+-461154428.901083" office:value-type="float" office:value="56.644998550415" calcext:value-type="float">
            <text:p>56.64</text:p>
          </table:table-cell>
          <table:table-cell table:style-name="ce5"/>
          <table:table-cell table:style-name="ce2"/>
          <table:table-cell table:style-name="ce6"/>
          <table:table-cell table:style-name="ce5" table:number-columns-repeated="2"/>
        </table:table-row>
        <table:table-row table:style-name="ro1">
          <table:table-cell table:style-name="ce1" table:formula="of:=[.A39]+0.5" office:value-type="float" office:value="19" calcext:value-type="float">
            <text:p>19.0</text:p>
          </table:table-cell>
          <table:table-cell table:style-name="ce1" table:formula="of:=[.B39]-100/[.$I$2]" office:value-type="float" office:value="42.4242424242424" calcext:value-type="float">
            <text:p>42.4</text:p>
          </table:table-cell>
          <table:table-cell table:style-name="ce2" office:value-type="float" office:value="2307" calcext:value-type="float">
            <text:p>2307.00</text:p>
          </table:table-cell>
          <table:table-cell table:formula="of:=[.C40]/1024*(3.3/2)" office:value-type="float" office:value="3.717333984375" calcext:value-type="float">
            <text:p>3.72</text:p>
          </table:table-cell>
          <table:table-cell/>
          <table:table-cell table:formula="of:=-144.939*[.D40]*[.D40]*[.D40]+1655.8629*[.D40]*[.D40]-6158.852*[.D40]+7501.3202" office:value-type="float" office:value="43.2086101127443" calcext:value-type="float">
            <text:p>43.21</text:p>
          </table:table-cell>
          <table:table-cell table:style-name="ce2" table:formula="of:=10535.553463971*[.D40]^{9}+-319121.746562075*[.D40]^{8}+4273352.7667569*[.D40]^{7}+-33191395.1386817*[.D40]^{6}+164712219.536065*[.D40]^{5}+-541285617.88981*[.D40]^{4}+1177170416.03934*[.D40]^{3}+-1632354970.82301*[.D40]^{2}+1308301555.25165*[.D40]^{1}+-461154428.901083" office:value-type="float" office:value="56.1576023101807" calcext:value-type="float">
            <text:p>56.16</text:p>
          </table:table-cell>
          <table:table-cell/>
          <table:table-cell table:style-name="ce2"/>
          <table:table-cell table:style-name="ce1"/>
          <table:table-cell/>
          <table:table-cell table:style-name="Default"/>
        </table:table-row>
        <table:table-row table:style-name="ro1">
          <table:table-cell table:style-name="ce1" table:formula="of:=[.A40]+0.5" office:value-type="float" office:value="19.5" calcext:value-type="float">
            <text:p>19.5</text:p>
          </table:table-cell>
          <table:table-cell table:style-name="ce1" table:formula="of:=[.B40]-100/[.$I$2]" office:value-type="float" office:value="40.9090909090909" calcext:value-type="float">
            <text:p>40.9</text:p>
          </table:table-cell>
          <table:table-cell table:style-name="ce2" office:value-type="float" office:value="2299" calcext:value-type="float">
            <text:p>2299.00</text:p>
          </table:table-cell>
          <table:table-cell table:formula="of:=[.C41]/1024*(3.3/2)" office:value-type="float" office:value="3.704443359375" calcext:value-type="float">
            <text:p>3.70</text:p>
          </table:table-cell>
          <table:table-cell/>
          <table:table-cell table:formula="of:=-144.939*[.D41]*[.D41]*[.D41]+1655.8629*[.D41]*[.D41]-6158.852*[.D41]+7501.3202" office:value-type="float" office:value="41.3671126350946" calcext:value-type="float">
            <text:p>41.37</text:p>
          </table:table-cell>
          <table:table-cell table:style-name="ce2" table:formula="of:=10535.553463971*[.D41]^{9}+-319121.746562075*[.D41]^{8}+4273352.7667569*[.D41]^{7}+-33191395.1386817*[.D41]^{6}+164712219.536065*[.D41]^{5}+-541285617.88981*[.D41]^{4}+1177170416.03934*[.D41]^{3}+-1632354970.82301*[.D41]^{2}+1308301555.25165*[.D41]^{1}+-461154428.901083" office:value-type="float" office:value="54.8758897781372" calcext:value-type="float">
            <text:p>54.88</text:p>
          </table:table-cell>
          <table:table-cell/>
          <table:table-cell table:style-name="ce2"/>
          <table:table-cell table:style-name="ce1"/>
          <table:table-cell/>
          <table:table-cell table:style-name="Default"/>
        </table:table-row>
        <table:table-row table:style-name="ro1">
          <table:table-cell table:style-name="ce1" table:formula="of:=[.A41]+0.5" office:value-type="float" office:value="20" calcext:value-type="float">
            <text:p>20.0</text:p>
          </table:table-cell>
          <table:table-cell table:style-name="ce1" table:formula="of:=[.B41]-100/[.$I$2]" office:value-type="float" office:value="39.3939393939394" calcext:value-type="float">
            <text:p>39.4</text:p>
          </table:table-cell>
          <table:table-cell table:style-name="ce2" office:value-type="float" office:value="2290" calcext:value-type="float">
            <text:p>2290.00</text:p>
          </table:table-cell>
          <table:table-cell table:formula="of:=[.C42]/1024*(3.3/2)" office:value-type="float" office:value="3.68994140625" calcext:value-type="float">
            <text:p>3.69</text:p>
          </table:table-cell>
          <table:table-cell/>
          <table:table-cell table:formula="of:=-144.939*[.D42]*[.D42]*[.D42]+1655.8629*[.D42]*[.D42]-6158.852*[.D42]+7501.3202" office:value-type="float" office:value="39.3134396954429" calcext:value-type="float">
            <text:p>39.31</text:p>
          </table:table-cell>
          <table:table-cell table:style-name="ce2" table:formula="of:=10535.553463971*[.D42]^{9}+-319121.746562075*[.D42]^{8}+4273352.7667569*[.D42]^{7}+-33191395.1386817*[.D42]^{6}+164712219.536065*[.D42]^{5}+-541285617.88981*[.D42]^{4}+1177170416.03934*[.D42]^{3}+-1632354970.82301*[.D42]^{2}+1308301555.25165*[.D42]^{1}+-461154428.901083" office:value-type="float" office:value="53.4498929977417" calcext:value-type="float">
            <text:p>53.45</text:p>
          </table:table-cell>
          <table:table-cell/>
          <table:table-cell table:style-name="ce2"/>
          <table:table-cell table:style-name="ce1"/>
          <table:table-cell/>
          <table:table-cell table:style-name="Default"/>
        </table:table-row>
        <table:table-row table:style-name="ro1">
          <table:table-cell table:style-name="ce1" table:formula="of:=[.A42]+0.5" office:value-type="float" office:value="20.5" calcext:value-type="float">
            <text:p>20.5</text:p>
          </table:table-cell>
          <table:table-cell table:style-name="ce1" table:formula="of:=[.B42]-100/[.$I$2]" office:value-type="float" office:value="37.8787878787879" calcext:value-type="float">
            <text:p>37.9</text:p>
          </table:table-cell>
          <table:table-cell table:style-name="ce2" office:value-type="float" office:value="2288" calcext:value-type="float">
            <text:p>2288.00</text:p>
          </table:table-cell>
          <table:table-cell table:formula="of:=[.C43]/1024*(3.3/2)" office:value-type="float" office:value="3.68671875" calcext:value-type="float">
            <text:p>3.69</text:p>
          </table:table-cell>
          <table:table-cell/>
          <table:table-cell table:formula="of:=-144.939*[.D43]*[.D43]*[.D43]+1655.8629*[.D43]*[.D43]-6158.852*[.D43]+7501.3202" office:value-type="float" office:value="38.8599113143573" calcext:value-type="float">
            <text:p>38.86</text:p>
          </table:table-cell>
          <table:table-cell table:style-name="ce2" table:formula="of:=10535.553463971*[.D43]^{9}+-319121.746562075*[.D43]^{8}+4273352.7667569*[.D43]^{7}+-33191395.1386817*[.D43]^{6}+164712219.536065*[.D43]^{5}+-541285617.88981*[.D43]^{4}+1177170416.03934*[.D43]^{3}+-1632354970.82301*[.D43]^{2}+1308301555.25165*[.D43]^{1}+-461154428.901083" office:value-type="float" office:value="53.1332359313965" calcext:value-type="float">
            <text:p>53.13</text:p>
          </table:table-cell>
          <table:table-cell/>
          <table:table-cell table:style-name="ce2"/>
          <table:table-cell table:style-name="ce1"/>
          <table:table-cell/>
          <table:table-cell table:style-name="Default"/>
        </table:table-row>
        <table:table-row table:style-name="ro1">
          <table:table-cell table:style-name="ce1" table:formula="of:=[.A43]+0.5" office:value-type="float" office:value="21" calcext:value-type="float">
            <text:p>21.0</text:p>
          </table:table-cell>
          <table:table-cell table:style-name="ce1" table:formula="of:=[.B43]-100/[.$I$2]" office:value-type="float" office:value="36.3636363636363" calcext:value-type="float">
            <text:p>36.4</text:p>
          </table:table-cell>
          <table:table-cell table:style-name="ce2" office:value-type="float" office:value="2282" calcext:value-type="float">
            <text:p>2282.00</text:p>
          </table:table-cell>
          <table:table-cell table:formula="of:=[.C44]/1024*(3.3/2)" office:value-type="float" office:value="3.67705078125" calcext:value-type="float">
            <text:p>3.68</text:p>
          </table:table-cell>
          <table:table-cell/>
          <table:table-cell table:formula="of:=-144.939*[.D44]*[.D44]*[.D44]+1655.8629*[.D44]*[.D44]-6158.852*[.D44]+7501.3202" office:value-type="float" office:value="37.5060247138517" calcext:value-type="float">
            <text:p>37.51</text:p>
          </table:table-cell>
          <table:table-cell table:style-name="ce2" table:formula="of:=10535.553463971*[.D44]^{9}+-319121.746562075*[.D44]^{8}+4273352.7667569*[.D44]^{7}+-33191395.1386817*[.D44]^{6}+164712219.536065*[.D44]^{5}+-541285617.88981*[.D44]^{4}+1177170416.03934*[.D44]^{3}+-1632354970.82301*[.D44]^{2}+1308301555.25165*[.D44]^{1}+-461154428.901083" office:value-type="float" office:value="52.1796388626099" calcext:value-type="float">
            <text:p>52.18</text:p>
          </table:table-cell>
          <table:table-cell/>
          <table:table-cell table:style-name="ce2"/>
          <table:table-cell table:style-name="ce1"/>
          <table:table-cell/>
          <table:table-cell table:style-name="Default"/>
        </table:table-row>
        <table:table-row table:style-name="ro1">
          <table:table-cell table:style-name="ce1" table:formula="of:=[.A44]+0.5" office:value-type="float" office:value="21.5" calcext:value-type="float">
            <text:p>21.5</text:p>
          </table:table-cell>
          <table:table-cell table:style-name="ce1" table:formula="of:=[.B44]-100/[.$I$2]" office:value-type="float" office:value="34.8484848484848" calcext:value-type="float">
            <text:p>34.8</text:p>
          </table:table-cell>
          <table:table-cell table:style-name="ce2" office:value-type="float" office:value="2275" calcext:value-type="float">
            <text:p>2275.00</text:p>
          </table:table-cell>
          <table:table-cell table:formula="of:=[.C45]/1024*(3.3/2)" office:value-type="float" office:value="3.665771484375" calcext:value-type="float">
            <text:p>3.67</text:p>
          </table:table-cell>
          <table:table-cell/>
          <table:table-cell table:formula="of:=-144.939*[.D45]*[.D45]*[.D45]+1655.8629*[.D45]*[.D45]-6158.852*[.D45]+7501.3202" office:value-type="float" office:value="35.9400173612976" calcext:value-type="float">
            <text:p>35.94</text:p>
          </table:table-cell>
          <table:table-cell table:style-name="ce2" table:formula="of:=10535.553463971*[.D45]^{9}+-319121.746562075*[.D45]^{8}+4273352.7667569*[.D45]^{7}+-33191395.1386817*[.D45]^{6}+164712219.536065*[.D45]^{5}+-541285617.88981*[.D45]^{4}+1177170416.03934*[.D45]^{3}+-1632354970.82301*[.D45]^{2}+1308301555.25165*[.D45]^{1}+-461154428.901083" office:value-type="float" office:value="51.0541925430298" calcext:value-type="float">
            <text:p>51.05</text:p>
          </table:table-cell>
          <table:table-cell/>
          <table:table-cell table:style-name="ce2"/>
          <table:table-cell table:style-name="ce1"/>
          <table:table-cell/>
          <table:table-cell table:style-name="Default"/>
        </table:table-row>
        <table:table-row table:style-name="ro1">
          <table:table-cell table:style-name="ce1" table:formula="of:=[.A45]+0.5" office:value-type="float" office:value="22" calcext:value-type="float">
            <text:p>22.0</text:p>
          </table:table-cell>
          <table:table-cell table:style-name="ce1" table:formula="of:=[.B45]-100/[.$I$2]" office:value-type="float" office:value="33.3333333333333" calcext:value-type="float">
            <text:p>33.3</text:p>
          </table:table-cell>
          <table:table-cell table:style-name="ce2" office:value-type="float" office:value="2269" calcext:value-type="float">
            <text:p>2269.00</text:p>
          </table:table-cell>
          <table:table-cell table:formula="of:=[.C46]/1024*(3.3/2)" office:value-type="float" office:value="3.656103515625" calcext:value-type="float">
            <text:p>3.66</text:p>
          </table:table-cell>
          <table:table-cell/>
          <table:table-cell table:formula="of:=-144.939*[.D46]*[.D46]*[.D46]+1655.8629*[.D46]*[.D46]-6158.852*[.D46]+7501.3202" office:value-type="float" office:value="34.6102185682066" calcext:value-type="float">
            <text:p>34.61</text:p>
          </table:table-cell>
          <table:table-cell table:style-name="ce2" table:formula="of:=10535.553463971*[.D46]^{9}+-319121.746562075*[.D46]^{8}+4273352.7667569*[.D46]^{7}+-33191395.1386817*[.D46]^{6}+164712219.536065*[.D46]^{5}+-541285617.88981*[.D46]^{4}+1177170416.03934*[.D46]^{3}+-1632354970.82301*[.D46]^{2}+1308301555.25165*[.D46]^{1}+-461154428.901083" office:value-type="float" office:value="50.0718088150024" calcext:value-type="float">
            <text:p>50.07</text:p>
          </table:table-cell>
          <table:table-cell/>
          <table:table-cell table:style-name="ce2"/>
          <table:table-cell table:style-name="ce1"/>
          <table:table-cell/>
          <table:table-cell table:style-name="Default"/>
        </table:table-row>
        <table:table-row table:style-name="ro1">
          <table:table-cell table:style-name="ce1" table:formula="of:=[.A46]+0.5" office:value-type="float" office:value="22.5" calcext:value-type="float">
            <text:p>22.5</text:p>
          </table:table-cell>
          <table:table-cell table:style-name="ce1" table:formula="of:=[.B46]-100/[.$I$2]" office:value-type="float" office:value="31.8181818181818" calcext:value-type="float">
            <text:p>31.8</text:p>
          </table:table-cell>
          <table:table-cell table:style-name="ce2" office:value-type="float" office:value="2261" calcext:value-type="float">
            <text:p>2261.00</text:p>
          </table:table-cell>
          <table:table-cell table:formula="of:=[.C47]/1024*(3.3/2)" office:value-type="float" office:value="3.643212890625" calcext:value-type="float">
            <text:p>3.64</text:p>
          </table:table-cell>
          <table:table-cell/>
          <table:table-cell table:formula="of:=-144.939*[.D47]*[.D47]*[.D47]+1655.8629*[.D47]*[.D47]-6158.852*[.D47]+7501.3202" office:value-type="float" office:value="32.8565186788146" calcext:value-type="float">
            <text:p>32.86</text:p>
          </table:table-cell>
          <table:table-cell table:style-name="ce2" table:formula="of:=10535.553463971*[.D47]^{9}+-319121.746562075*[.D47]^{8}+4273352.7667569*[.D47]^{7}+-33191395.1386817*[.D47]^{6}+164712219.536065*[.D47]^{5}+-541285617.88981*[.D47]^{4}+1177170416.03934*[.D47]^{3}+-1632354970.82301*[.D47]^{2}+1308301555.25165*[.D47]^{1}+-461154428.901083" office:value-type="float" office:value="48.7271232604981" calcext:value-type="float">
            <text:p>48.73</text:p>
          </table:table-cell>
          <table:table-cell/>
          <table:table-cell table:style-name="ce2"/>
          <table:table-cell table:style-name="ce1"/>
          <table:table-cell/>
          <table:table-cell table:style-name="Default"/>
        </table:table-row>
        <table:table-row table:style-name="ro1">
          <table:table-cell table:style-name="ce1" table:formula="of:=[.A47]+0.5" office:value-type="float" office:value="23" calcext:value-type="float">
            <text:p>23.0</text:p>
          </table:table-cell>
          <table:table-cell table:style-name="ce1" table:formula="of:=[.B47]-100/[.$I$2]" office:value-type="float" office:value="30.3030303030303" calcext:value-type="float">
            <text:p>30.3</text:p>
          </table:table-cell>
          <table:table-cell table:style-name="ce2" office:value-type="float" office:value="2256" calcext:value-type="float">
            <text:p>2256.00</text:p>
          </table:table-cell>
          <table:table-cell table:formula="of:=[.C48]/1024*(3.3/2)" office:value-type="float" office:value="3.63515625" calcext:value-type="float">
            <text:p>3.64</text:p>
          </table:table-cell>
          <table:table-cell/>
          <table:table-cell table:formula="of:=-144.939*[.D48]*[.D48]*[.D48]+1655.8629*[.D48]*[.D48]-6158.852*[.D48]+7501.3202" office:value-type="float" office:value="31.77244382768" calcext:value-type="float">
            <text:p>31.77</text:p>
          </table:table-cell>
          <table:table-cell table:style-name="ce2" table:formula="of:=10535.553463971*[.D48]^{9}+-319121.746562075*[.D48]^{8}+4273352.7667569*[.D48]^{7}+-33191395.1386817*[.D48]^{6}+164712219.536065*[.D48]^{5}+-541285617.88981*[.D48]^{4}+1177170416.03934*[.D48]^{3}+-1632354970.82301*[.D48]^{2}+1308301555.25165*[.D48]^{1}+-461154428.901083" office:value-type="float" office:value="47.8619785308838" calcext:value-type="float">
            <text:p>47.86</text:p>
          </table:table-cell>
          <table:table-cell/>
          <table:table-cell table:style-name="ce2"/>
          <table:table-cell table:style-name="ce1"/>
          <table:table-cell/>
          <table:table-cell table:style-name="Default"/>
        </table:table-row>
        <table:table-row table:style-name="ro1">
          <table:table-cell table:style-name="ce1" table:formula="of:=[.A48]+0.5" office:value-type="float" office:value="23.5" calcext:value-type="float">
            <text:p>23.5</text:p>
          </table:table-cell>
          <table:table-cell table:style-name="ce1" table:formula="of:=[.B48]-100/[.$I$2]" office:value-type="float" office:value="28.7878787878788" calcext:value-type="float">
            <text:p>28.8</text:p>
          </table:table-cell>
          <table:table-cell table:style-name="ce2" office:value-type="float" office:value="2250" calcext:value-type="float">
            <text:p>2250.00</text:p>
          </table:table-cell>
          <table:table-cell table:formula="of:=[.C49]/1024*(3.3/2)" office:value-type="float" office:value="3.62548828125" calcext:value-type="float">
            <text:p>3.63</text:p>
          </table:table-cell>
          <table:table-cell/>
          <table:table-cell table:formula="of:=-144.939*[.D49]*[.D49]*[.D49]+1655.8629*[.D49]*[.D49]-6158.852*[.D49]+7501.3202" office:value-type="float" office:value="30.4844863974813" calcext:value-type="float">
            <text:p>30.48</text:p>
          </table:table-cell>
          <table:table-cell table:style-name="ce2" table:formula="of:=10535.553463971*[.D49]^{9}+-319121.746562075*[.D49]^{8}+4273352.7667569*[.D49]^{7}+-33191395.1386817*[.D49]^{6}+164712219.536065*[.D49]^{5}+-541285617.88981*[.D49]^{4}+1177170416.03934*[.D49]^{3}+-1632354970.82301*[.D49]^{2}+1308301555.25165*[.D49]^{1}+-461154428.901083" office:value-type="float" office:value="46.7947454452515" calcext:value-type="float">
            <text:p>46.79</text:p>
          </table:table-cell>
          <table:table-cell/>
          <table:table-cell table:style-name="ce2"/>
          <table:table-cell table:style-name="ce1"/>
          <table:table-cell/>
          <table:table-cell table:style-name="Default"/>
        </table:table-row>
        <table:table-row table:style-name="ro1">
          <table:table-cell table:style-name="ce1" table:formula="of:=[.A49]+0.5" office:value-type="float" office:value="24" calcext:value-type="float">
            <text:p>24.0</text:p>
          </table:table-cell>
          <table:table-cell table:style-name="ce1" table:formula="of:=[.B49]-100/[.$I$2]" office:value-type="float" office:value="27.2727272727273" calcext:value-type="float">
            <text:p>27.3</text:p>
          </table:table-cell>
          <table:table-cell table:style-name="ce2" office:value-type="float" office:value="2239" calcext:value-type="float">
            <text:p>2239.00</text:p>
          </table:table-cell>
          <table:table-cell table:formula="of:=[.C50]/1024*(3.3/2)" office:value-type="float" office:value="3.607763671875" calcext:value-type="float">
            <text:p>3.61</text:p>
          </table:table-cell>
          <table:table-cell/>
          <table:table-cell table:formula="of:=-144.939*[.D50]*[.D50]*[.D50]+1655.8629*[.D50]*[.D50]-6158.852*[.D50]+7501.3202" office:value-type="float" office:value="28.1623674871662" calcext:value-type="float">
            <text:p>28.16</text:p>
          </table:table-cell>
          <table:table-cell table:style-name="ce2" table:formula="of:=10535.553463971*[.D50]^{9}+-319121.746562075*[.D50]^{8}+4273352.7667569*[.D50]^{7}+-33191395.1386817*[.D50]^{6}+164712219.536065*[.D50]^{5}+-541285617.88981*[.D50]^{4}+1177170416.03934*[.D50]^{3}+-1632354970.82301*[.D50]^{2}+1308301555.25165*[.D50]^{1}+-461154428.901083" office:value-type="float" office:value="44.74534034729" calcext:value-type="float">
            <text:p>44.75</text:p>
          </table:table-cell>
          <table:table-cell/>
          <table:table-cell table:style-name="ce2"/>
          <table:table-cell table:style-name="ce1"/>
          <table:table-cell/>
          <table:table-cell table:style-name="Default"/>
        </table:table-row>
        <table:table-row table:style-name="ro1">
          <table:table-cell table:style-name="ce1" table:formula="of:=[.A50]+0.5" office:value-type="float" office:value="24.5" calcext:value-type="float">
            <text:p>24.5</text:p>
          </table:table-cell>
          <table:table-cell table:style-name="ce1" table:formula="of:=[.B50]-100/[.$I$2]" office:value-type="float" office:value="25.7575757575757" calcext:value-type="float">
            <text:p>25.8</text:p>
          </table:table-cell>
          <table:table-cell table:style-name="ce2" office:value-type="float" office:value="2230" calcext:value-type="float">
            <text:p>2230.00</text:p>
          </table:table-cell>
          <table:table-cell table:formula="of:=[.C51]/1024*(3.3/2)" office:value-type="float" office:value="3.59326171875" calcext:value-type="float">
            <text:p>3.59</text:p>
          </table:table-cell>
          <table:table-cell/>
          <table:table-cell table:formula="of:=-144.939*[.D51]*[.D51]*[.D51]+1655.8629*[.D51]*[.D51]-6158.852*[.D51]+7501.3202" office:value-type="float" office:value="26.3029612037844" calcext:value-type="float">
            <text:p>26.30</text:p>
          </table:table-cell>
          <table:table-cell table:style-name="ce2" table:formula="of:=10535.553463971*[.D51]^{9}+-319121.746562075*[.D51]^{8}+4273352.7667569*[.D51]^{7}+-33191395.1386817*[.D51]^{6}+164712219.536065*[.D51]^{5}+-541285617.88981*[.D51]^{4}+1177170416.03934*[.D51]^{3}+-1632354970.82301*[.D51]^{2}+1308301555.25165*[.D51]^{1}+-461154428.901083" office:value-type="float" office:value="42.970419883728" calcext:value-type="float">
            <text:p>42.97</text:p>
          </table:table-cell>
          <table:table-cell/>
          <table:table-cell table:style-name="ce2"/>
          <table:table-cell table:style-name="ce1"/>
          <table:table-cell/>
          <table:table-cell table:style-name="Default"/>
        </table:table-row>
        <table:table-row table:style-name="ro1">
          <table:table-cell table:style-name="ce1" table:formula="of:=[.A51]+0.5" office:value-type="float" office:value="25" calcext:value-type="float">
            <text:p>25.0</text:p>
          </table:table-cell>
          <table:table-cell table:style-name="ce1" table:formula="of:=[.B51]-100/[.$I$2]" office:value-type="float" office:value="24.2424242424242" calcext:value-type="float">
            <text:p>24.2</text:p>
          </table:table-cell>
          <table:table-cell table:style-name="ce2" office:value-type="float" office:value="2223" calcext:value-type="float">
            <text:p>2223.00</text:p>
          </table:table-cell>
          <table:table-cell table:formula="of:=[.C52]/1024*(3.3/2)" office:value-type="float" office:value="3.581982421875" calcext:value-type="float">
            <text:p>3.58</text:p>
          </table:table-cell>
          <table:table-cell/>
          <table:table-cell table:formula="of:=-144.939*[.D52]*[.D52]*[.D52]+1655.8629*[.D52]*[.D52]-6158.852*[.D52]+7501.3202" office:value-type="float" office:value="24.8837956949646" calcext:value-type="float">
            <text:p>24.88</text:p>
          </table:table-cell>
          <table:table-cell table:style-name="ce2" table:formula="of:=10535.553463971*[.D52]^{9}+-319121.746562075*[.D52]^{8}+4273352.7667569*[.D52]^{7}+-33191395.1386817*[.D52]^{6}+164712219.536065*[.D52]^{5}+-541285617.88981*[.D52]^{4}+1177170416.03934*[.D52]^{3}+-1632354970.82301*[.D52]^{2}+1308301555.25165*[.D52]^{1}+-461154428.901083" office:value-type="float" office:value="41.5255498886108" calcext:value-type="float">
            <text:p>41.53</text:p>
          </table:table-cell>
          <table:table-cell/>
          <table:table-cell table:style-name="ce2"/>
          <table:table-cell table:style-name="ce1"/>
          <table:table-cell/>
          <table:table-cell table:style-name="Default"/>
        </table:table-row>
        <table:table-row table:style-name="ro1">
          <table:table-cell table:style-name="ce1" table:formula="of:=[.A52]+0.5" office:value-type="float" office:value="25.5" calcext:value-type="float">
            <text:p>25.5</text:p>
          </table:table-cell>
          <table:table-cell table:style-name="ce1" table:formula="of:=[.B52]-100/[.$I$2]" office:value-type="float" office:value="22.7272727272727" calcext:value-type="float">
            <text:p>22.7</text:p>
          </table:table-cell>
          <table:table-cell table:style-name="ce2" office:value-type="float" office:value="2212" calcext:value-type="float">
            <text:p>2212.00</text:p>
          </table:table-cell>
          <table:table-cell table:formula="of:=[.C53]/1024*(3.3/2)" office:value-type="float" office:value="3.5642578125" calcext:value-type="float">
            <text:p>3.56</text:p>
          </table:table-cell>
          <table:table-cell/>
          <table:table-cell table:formula="of:=-144.939*[.D53]*[.D53]*[.D53]+1655.8629*[.D53]*[.D53]-6158.852*[.D53]+7501.3202" office:value-type="float" office:value="22.7047218752141" calcext:value-type="float">
            <text:p>22.70</text:p>
          </table:table-cell>
          <table:table-cell table:style-name="ce2" table:formula="of:=10535.553463971*[.D53]^{9}+-319121.746562075*[.D53]^{8}+4273352.7667569*[.D53]^{7}+-33191395.1386817*[.D53]^{6}+164712219.536065*[.D53]^{5}+-541285617.88981*[.D53]^{4}+1177170416.03934*[.D53]^{3}+-1632354970.82301*[.D53]^{2}+1308301555.25165*[.D53]^{1}+-461154428.901083" office:value-type="float" office:value="39.1403093338013" calcext:value-type="float">
            <text:p>39.14</text:p>
          </table:table-cell>
          <table:table-cell/>
          <table:table-cell table:style-name="ce2"/>
          <table:table-cell table:style-name="ce1"/>
          <table:table-cell/>
          <table:table-cell table:style-name="Default"/>
        </table:table-row>
        <table:table-row table:style-name="ro1">
          <table:table-cell table:style-name="ce1" table:formula="of:=[.A53]+0.5" office:value-type="float" office:value="26" calcext:value-type="float">
            <text:p>26.0</text:p>
          </table:table-cell>
          <table:table-cell table:style-name="ce1" table:formula="of:=[.B53]-100/[.$I$2]" office:value-type="float" office:value="21.2121212121212" calcext:value-type="float">
            <text:p>21.2</text:p>
          </table:table-cell>
          <table:table-cell table:style-name="ce2" office:value-type="float" office:value="2203" calcext:value-type="float">
            <text:p>2203.00</text:p>
          </table:table-cell>
          <table:table-cell table:formula="of:=[.C54]/1024*(3.3/2)" office:value-type="float" office:value="3.549755859375" calcext:value-type="float">
            <text:p>3.55</text:p>
          </table:table-cell>
          <table:table-cell/>
          <table:table-cell table:formula="of:=-144.939*[.D54]*[.D54]*[.D54]+1655.8629*[.D54]*[.D54]-6158.852*[.D54]+7501.3202" office:value-type="float" office:value="20.9711933488761" calcext:value-type="float">
            <text:p>20.97</text:p>
          </table:table-cell>
          <table:table-cell table:style-name="ce2" table:formula="of:=10535.553463971*[.D54]^{9}+-319121.746562075*[.D54]^{8}+4273352.7667569*[.D54]^{7}+-33191395.1386817*[.D54]^{6}+164712219.536065*[.D54]^{5}+-541285617.88981*[.D54]^{4}+1177170416.03934*[.D54]^{3}+-1632354970.82301*[.D54]^{2}+1308301555.25165*[.D54]^{1}+-461154428.901083" office:value-type="float" office:value="37.0876836776733" calcext:value-type="float">
            <text:p>37.09</text:p>
          </table:table-cell>
          <table:table-cell/>
          <table:table-cell table:style-name="ce2"/>
          <table:table-cell table:style-name="ce1"/>
          <table:table-cell/>
          <table:table-cell table:style-name="Default"/>
        </table:table-row>
        <table:table-row table:style-name="ro1">
          <table:table-cell table:style-name="ce1" table:formula="of:=[.A54]+0.5" office:value-type="float" office:value="26.5" calcext:value-type="float">
            <text:p>26.5</text:p>
          </table:table-cell>
          <table:table-cell table:style-name="ce1" table:formula="of:=[.B54]-100/[.$I$2]" office:value-type="float" office:value="19.6969696969697" calcext:value-type="float">
            <text:p>19.7</text:p>
          </table:table-cell>
          <table:table-cell table:style-name="ce2" office:value-type="float" office:value="2192" calcext:value-type="float">
            <text:p>2192.00</text:p>
          </table:table-cell>
          <table:table-cell table:formula="of:=[.C55]/1024*(3.3/2)" office:value-type="float" office:value="3.53203125" calcext:value-type="float">
            <text:p>3.53</text:p>
          </table:table-cell>
          <table:table-cell/>
          <table:table-cell table:formula="of:=-144.939*[.D55]*[.D55]*[.D55]+1655.8629*[.D55]*[.D55]-6158.852*[.D55]+7501.3202" office:value-type="float" office:value="18.9168884319388" calcext:value-type="float">
            <text:p>18.92</text:p>
          </table:table-cell>
          <table:table-cell table:style-name="ce2" table:formula="of:=10535.553463971*[.D55]^{9}+-319121.746562075*[.D55]^{8}+4273352.7667569*[.D55]^{7}+-33191395.1386817*[.D55]^{6}+164712219.536065*[.D55]^{5}+-541285617.88981*[.D55]^{4}+1177170416.03934*[.D55]^{3}+-1632354970.82301*[.D55]^{2}+1308301555.25165*[.D55]^{1}+-461154428.901083" office:value-type="float" office:value="34.4661655426025" calcext:value-type="float">
            <text:p>34.47</text:p>
          </table:table-cell>
          <table:table-cell/>
          <table:table-cell table:style-name="ce2"/>
          <table:table-cell table:style-name="ce1"/>
          <table:table-cell/>
          <table:table-cell table:style-name="Default"/>
        </table:table-row>
        <table:table-row table:style-name="ro1">
          <table:table-cell table:style-name="ce1" table:formula="of:=[.A55]+0.5" office:value-type="float" office:value="27" calcext:value-type="float">
            <text:p>27.0</text:p>
          </table:table-cell>
          <table:table-cell table:style-name="ce1" table:formula="of:=[.B55]-100/[.$I$2]" office:value-type="float" office:value="18.1818181818182" calcext:value-type="float">
            <text:p>18.2</text:p>
          </table:table-cell>
          <table:table-cell table:style-name="ce2" office:value-type="float" office:value="2183" calcext:value-type="float">
            <text:p>2183.00</text:p>
          </table:table-cell>
          <table:table-cell table:formula="of:=[.C56]/1024*(3.3/2)" office:value-type="float" office:value="3.517529296875" calcext:value-type="float">
            <text:p>3.52</text:p>
          </table:table-cell>
          <table:table-cell/>
          <table:table-cell table:formula="of:=-144.939*[.D56]*[.D56]*[.D56]+1655.8629*[.D56]*[.D56]-6158.852*[.D56]+7501.3202" office:value-type="float" office:value="17.2919923420723" calcext:value-type="float">
            <text:p>17.29</text:p>
          </table:table-cell>
          <table:table-cell table:style-name="ce2" table:formula="of:=10535.553463971*[.D56]^{9}+-319121.746562075*[.D56]^{8}+4273352.7667569*[.D56]^{7}+-33191395.1386817*[.D56]^{6}+164712219.536065*[.D56]^{5}+-541285617.88981*[.D56]^{4}+1177170416.03934*[.D56]^{3}+-1632354970.82301*[.D56]^{2}+1308301555.25165*[.D56]^{1}+-461154428.901083" office:value-type="float" office:value="32.2419195175171" calcext:value-type="float">
            <text:p>32.24</text:p>
          </table:table-cell>
          <table:table-cell/>
          <table:table-cell table:style-name="ce2"/>
          <table:table-cell table:style-name="ce1"/>
          <table:table-cell/>
          <table:table-cell table:style-name="Default"/>
        </table:table-row>
        <table:table-row table:style-name="ro1">
          <table:table-cell table:style-name="ce1" table:formula="of:=[.A56]+0.5" office:value-type="float" office:value="27.5" calcext:value-type="float">
            <text:p>27.5</text:p>
          </table:table-cell>
          <table:table-cell table:style-name="ce1" table:formula="of:=[.B56]-100/[.$I$2]" office:value-type="float" office:value="16.6666666666666" calcext:value-type="float">
            <text:p>16.7</text:p>
          </table:table-cell>
          <table:table-cell table:style-name="ce2" office:value-type="float" office:value="2171" calcext:value-type="float">
            <text:p>2171.00</text:p>
          </table:table-cell>
          <table:table-cell table:formula="of:=[.C57]/1024*(3.3/2)" office:value-type="float" office:value="3.498193359375" calcext:value-type="float">
            <text:p>3.50</text:p>
          </table:table-cell>
          <table:table-cell/>
          <table:table-cell table:formula="of:=-144.939*[.D57]*[.D57]*[.D57]+1655.8629*[.D57]*[.D57]-6158.852*[.D57]+7501.3202" office:value-type="float" office:value="15.2086123635399" calcext:value-type="float">
            <text:p>15.21</text:p>
          </table:table-cell>
          <table:table-cell table:style-name="ce2" table:formula="of:=10535.553463971*[.D57]^{9}+-319121.746562075*[.D57]^{8}+4273352.7667569*[.D57]^{7}+-33191395.1386817*[.D57]^{6}+164712219.536065*[.D57]^{5}+-541285617.88981*[.D57]^{4}+1177170416.03934*[.D57]^{3}+-1632354970.82301*[.D57]^{2}+1308301555.25165*[.D57]^{1}+-461154428.901083" office:value-type="float" office:value="29.1917238235474" calcext:value-type="float">
            <text:p>29.19</text:p>
          </table:table-cell>
          <table:table-cell/>
          <table:table-cell table:style-name="ce2"/>
          <table:table-cell table:style-name="ce1"/>
          <table:table-cell/>
          <table:table-cell table:style-name="Default"/>
        </table:table-row>
        <table:table-row table:style-name="ro1">
          <table:table-cell table:style-name="ce1" table:formula="of:=[.A57]+0.5" office:value-type="float" office:value="28" calcext:value-type="float">
            <text:p>28.0</text:p>
          </table:table-cell>
          <table:table-cell table:style-name="ce1" table:formula="of:=[.B57]-100/[.$I$2]" office:value-type="float" office:value="15.1515151515151" calcext:value-type="float">
            <text:p>15.2</text:p>
          </table:table-cell>
          <table:table-cell table:style-name="ce2" office:value-type="float" office:value="2160" calcext:value-type="float">
            <text:p>2160.00</text:p>
          </table:table-cell>
          <table:table-cell table:formula="of:=[.C58]/1024*(3.3/2)" office:value-type="float" office:value="3.48046875" calcext:value-type="float">
            <text:p>3.48</text:p>
          </table:table-cell>
          <table:table-cell/>
          <table:table-cell table:formula="of:=-144.939*[.D58]*[.D58]*[.D58]+1655.8629*[.D58]*[.D58]-6158.852*[.D58]+7501.3202" office:value-type="float" office:value="13.3872346434964" calcext:value-type="float">
            <text:p>13.39</text:p>
          </table:table-cell>
          <table:table-cell table:style-name="ce2" table:formula="of:=10535.553463971*[.D58]^{9}+-319121.746562075*[.D58]^{8}+4273352.7667569*[.D58]^{7}+-33191395.1386817*[.D58]^{6}+164712219.536065*[.D58]^{5}+-541285617.88981*[.D58]^{4}+1177170416.03934*[.D58]^{3}+-1632354970.82301*[.D58]^{2}+1308301555.25165*[.D58]^{1}+-461154428.901083" office:value-type="float" office:value="26.3435516357422" calcext:value-type="float">
            <text:p>26.34</text:p>
          </table:table-cell>
          <table:table-cell/>
          <table:table-cell table:style-name="ce1" table:number-columns-repeated="2"/>
          <table:table-cell/>
          <table:table-cell table:style-name="Default"/>
        </table:table-row>
        <table:table-row table:style-name="ro1">
          <table:table-cell table:style-name="ce1" table:formula="of:=[.A58]+0.5" office:value-type="float" office:value="28.5" calcext:value-type="float">
            <text:p>28.5</text:p>
          </table:table-cell>
          <table:table-cell table:style-name="ce1" table:formula="of:=[.B58]-100/[.$I$2]" office:value-type="float" office:value="13.6363636363636" calcext:value-type="float">
            <text:p>13.6</text:p>
          </table:table-cell>
          <table:table-cell table:style-name="ce2" office:value-type="float" office:value="2148" calcext:value-type="float">
            <text:p>2148.00</text:p>
          </table:table-cell>
          <table:table-cell table:formula="of:=[.C59]/1024*(3.3/2)" office:value-type="float" office:value="3.4611328125" calcext:value-type="float">
            <text:p>3.46</text:p>
          </table:table-cell>
          <table:table-cell/>
          <table:table-cell table:formula="of:=-144.939*[.D59]*[.D59]*[.D59]+1655.8629*[.D59]*[.D59]-6158.852*[.D59]+7501.3202" office:value-type="float" office:value="11.5025571241731" calcext:value-type="float">
            <text:p>11.50</text:p>
          </table:table-cell>
          <table:table-cell table:style-name="ce2" table:formula="of:=10535.553463971*[.D59]^{9}+-319121.746562075*[.D59]^{8}+4273352.7667569*[.D59]^{7}+-33191395.1386817*[.D59]^{6}+164712219.536065*[.D59]^{5}+-541285617.88981*[.D59]^{4}+1177170416.03934*[.D59]^{3}+-1632354970.82301*[.D59]^{2}+1308301555.25165*[.D59]^{1}+-461154428.901083" office:value-type="float" office:value="23.224401473999" calcext:value-type="float">
            <text:p>23.22</text:p>
          </table:table-cell>
          <table:table-cell/>
          <table:table-cell table:style-name="ce1" table:number-columns-repeated="2"/>
          <table:table-cell/>
          <table:table-cell table:style-name="Default"/>
        </table:table-row>
        <table:table-row table:style-name="ro1">
          <table:table-cell table:style-name="ce1" table:formula="of:=[.A59]+0.5" office:value-type="float" office:value="29" calcext:value-type="float">
            <text:p>29.0</text:p>
          </table:table-cell>
          <table:table-cell table:style-name="ce1" table:formula="of:=[.B59]-100/[.$I$2]" office:value-type="float" office:value="12.1212121212121" calcext:value-type="float">
            <text:p>12.1</text:p>
          </table:table-cell>
          <table:table-cell table:style-name="ce2" office:value-type="float" office:value="2140" calcext:value-type="float">
            <text:p>2140.00</text:p>
          </table:table-cell>
          <table:table-cell table:formula="of:=[.C60]/1024*(3.3/2)" office:value-type="float" office:value="3.4482421875" calcext:value-type="float">
            <text:p>3.45</text:p>
          </table:table-cell>
          <table:table-cell/>
          <table:table-cell table:formula="of:=-144.939*[.D60]*[.D60]*[.D60]+1655.8629*[.D60]*[.D60]-6158.852*[.D60]+7501.3202" office:value-type="float" office:value="10.3084057862961" calcext:value-type="float">
            <text:p>10.31</text:p>
          </table:table-cell>
          <table:table-cell table:style-name="ce2" table:formula="of:=10535.553463971*[.D60]^{9}+-319121.746562075*[.D60]^{8}+4273352.7667569*[.D60]^{7}+-33191395.1386817*[.D60]^{6}+164712219.536065*[.D60]^{5}+-541285617.88981*[.D60]^{4}+1177170416.03934*[.D60]^{3}+-1632354970.82301*[.D60]^{2}+1308301555.25165*[.D60]^{1}+-461154428.901083" office:value-type="float" office:value="21.1630744934082" calcext:value-type="float">
            <text:p>21.16</text:p>
          </table:table-cell>
          <table:table-cell/>
          <table:table-cell table:style-name="ce1" table:number-columns-repeated="2"/>
          <table:table-cell/>
          <table:table-cell table:style-name="Default"/>
        </table:table-row>
        <table:table-row table:style-name="ro1">
          <table:table-cell table:style-name="ce1" table:formula="of:=[.A60]+0.5" office:value-type="float" office:value="29.5" calcext:value-type="float">
            <text:p>29.5</text:p>
          </table:table-cell>
          <table:table-cell table:style-name="ce1" table:formula="of:=[.B60]-100/[.$I$2]" office:value-type="float" office:value="10.6060606060606" calcext:value-type="float">
            <text:p>10.6</text:p>
          </table:table-cell>
          <table:table-cell table:style-name="ce2" office:value-type="float" office:value="2138" calcext:value-type="float">
            <text:p>2138.00</text:p>
          </table:table-cell>
          <table:table-cell table:formula="of:=[.C61]/1024*(3.3/2)" office:value-type="float" office:value="3.44501953125" calcext:value-type="float">
            <text:p>3.45</text:p>
          </table:table-cell>
          <table:table-cell/>
          <table:table-cell table:formula="of:=-144.939*[.D61]*[.D61]*[.D61]+1655.8629*[.D61]*[.D61]-6158.852*[.D61]+7501.3202" office:value-type="float" office:value="10.0179222970437" calcext:value-type="float">
            <text:p>10.02</text:p>
          </table:table-cell>
          <table:table-cell table:style-name="ce2" table:formula="of:=10535.553463971*[.D61]^{9}+-319121.746562075*[.D61]^{8}+4273352.7667569*[.D61]^{7}+-33191395.1386817*[.D61]^{6}+164712219.536065*[.D61]^{5}+-541285617.88981*[.D61]^{4}+1177170416.03934*[.D61]^{3}+-1632354970.82301*[.D61]^{2}+1308301555.25165*[.D61]^{1}+-461154428.901083" office:value-type="float" office:value="20.6523265838623" calcext:value-type="float">
            <text:p>20.65</text:p>
          </table:table-cell>
          <table:table-cell/>
          <table:table-cell table:style-name="ce1" table:number-columns-repeated="2"/>
          <table:table-cell/>
          <table:table-cell table:style-name="Default"/>
        </table:table-row>
        <table:table-row table:style-name="ro1">
          <table:table-cell table:style-name="ce1" table:formula="of:=[.A61]+0.5" office:value-type="float" office:value="30" calcext:value-type="float">
            <text:p>30.0</text:p>
          </table:table-cell>
          <table:table-cell table:style-name="ce1" table:formula="of:=[.B61]-100/[.$I$2]" office:value-type="float" office:value="9.09090909090907" calcext:value-type="float">
            <text:p>9.1</text:p>
          </table:table-cell>
          <table:table-cell table:style-name="ce2" office:value-type="float" office:value="2130" calcext:value-type="float">
            <text:p>2130.00</text:p>
          </table:table-cell>
          <table:table-cell table:formula="of:=[.C62]/1024*(3.3/2)" office:value-type="float" office:value="3.43212890625" calcext:value-type="float">
            <text:p>3.43</text:p>
          </table:table-cell>
          <table:table-cell/>
          <table:table-cell table:formula="of:=-144.939*[.D62]*[.D62]*[.D62]+1655.8629*[.D62]*[.D62]-6158.852*[.D62]+7501.3202" office:value-type="float" office:value="8.88907889270195" calcext:value-type="float">
            <text:p>8.89</text:p>
          </table:table-cell>
          <table:table-cell table:style-name="ce2" table:formula="of:=10535.553463971*[.D62]^{9}+-319121.746562075*[.D62]^{8}+4273352.7667569*[.D62]^{7}+-33191395.1386817*[.D62]^{6}+164712219.536065*[.D62]^{5}+-541285617.88981*[.D62]^{4}+1177170416.03934*[.D62]^{3}+-1632354970.82301*[.D62]^{2}+1308301555.25165*[.D62]^{1}+-461154428.901083" office:value-type="float" office:value="18.6352882385254" calcext:value-type="float">
            <text:p>18.64</text:p>
          </table:table-cell>
          <table:table-cell/>
          <table:table-cell table:style-name="ce1" table:number-columns-repeated="2"/>
          <table:table-cell/>
          <table:table-cell table:style-name="Default"/>
        </table:table-row>
        <table:table-row table:style-name="ro1">
          <table:table-cell table:style-name="ce1" table:formula="of:=[.A62]+0.5" office:value-type="float" office:value="30.5" calcext:value-type="float">
            <text:p>30.5</text:p>
          </table:table-cell>
          <table:table-cell table:style-name="ce1" table:formula="of:=[.B62]-100/[.$I$2]" office:value-type="float" office:value="7.57575757575755" calcext:value-type="float">
            <text:p>7.6</text:p>
          </table:table-cell>
          <table:table-cell table:style-name="ce2" office:value-type="float" office:value="2126" calcext:value-type="float">
            <text:p>2126.00</text:p>
          </table:table-cell>
          <table:table-cell table:formula="of:=[.C63]/1024*(3.3/2)" office:value-type="float" office:value="3.42568359375" calcext:value-type="float">
            <text:p>3.43</text:p>
          </table:table-cell>
          <table:table-cell/>
          <table:table-cell table:formula="of:=-144.939*[.D63]*[.D63]*[.D63]+1655.8629*[.D63]*[.D63]-6158.852*[.D63]+7501.3202" office:value-type="float" office:value="8.34491900232752" calcext:value-type="float">
            <text:p>8.34</text:p>
          </table:table-cell>
          <table:table-cell table:style-name="ce2" table:formula="of:=10535.553463971*[.D63]^{9}+-319121.746562075*[.D63]^{8}+4273352.7667569*[.D63]^{7}+-33191395.1386817*[.D63]^{6}+164712219.536065*[.D63]^{5}+-541285617.88981*[.D63]^{4}+1177170416.03934*[.D63]^{3}+-1632354970.82301*[.D63]^{2}+1308301555.25165*[.D63]^{1}+-461154428.901083" office:value-type="float" office:value="17.645941734314" calcext:value-type="float">
            <text:p>17.65</text:p>
          </table:table-cell>
          <table:table-cell/>
          <table:table-cell table:style-name="ce1" table:number-columns-repeated="2"/>
          <table:table-cell/>
          <table:table-cell table:style-name="Default"/>
        </table:table-row>
        <table:table-row table:style-name="ro1">
          <table:table-cell table:style-name="ce1" table:formula="of:=[.A63]+0.5" office:value-type="float" office:value="31" calcext:value-type="float">
            <text:p>31.0</text:p>
          </table:table-cell>
          <table:table-cell table:style-name="ce1" table:formula="of:=[.B63]-100/[.$I$2]" office:value-type="float" office:value="6.06060606060603" calcext:value-type="float">
            <text:p>6.1</text:p>
          </table:table-cell>
          <table:table-cell table:style-name="ce2" office:value-type="float" office:value="2122" calcext:value-type="float">
            <text:p>2122.00</text:p>
          </table:table-cell>
          <table:table-cell table:formula="of:=[.C64]/1024*(3.3/2)" office:value-type="float" office:value="3.41923828125" calcext:value-type="float">
            <text:p>3.42</text:p>
          </table:table-cell>
          <table:table-cell/>
          <table:table-cell table:formula="of:=-144.939*[.D64]*[.D64]*[.D64]+1655.8629*[.D64]*[.D64]-6158.852*[.D64]+7501.3202" office:value-type="float" office:value="7.81457744756881" calcext:value-type="float">
            <text:p>7.81</text:p>
          </table:table-cell>
          <table:table-cell table:style-name="ce2" table:formula="of:=10535.553463971*[.D64]^{9}+-319121.746562075*[.D64]^{8}+4273352.7667569*[.D64]^{7}+-33191395.1386817*[.D64]^{6}+164712219.536065*[.D64]^{5}+-541285617.88981*[.D64]^{4}+1177170416.03934*[.D64]^{3}+-1632354970.82301*[.D64]^{2}+1308301555.25165*[.D64]^{1}+-461154428.901083" office:value-type="float" office:value="16.672064781189" calcext:value-type="float">
            <text:p>16.67</text:p>
          </table:table-cell>
          <table:table-cell/>
          <table:table-cell table:style-name="ce1" table:number-columns-repeated="2"/>
          <table:table-cell/>
          <table:table-cell table:style-name="Default"/>
        </table:table-row>
        <table:table-row table:style-name="ro1">
          <table:table-cell table:style-name="ce1" table:formula="of:=[.A64]+0.5" office:value-type="float" office:value="31.5" calcext:value-type="float">
            <text:p>31.5</text:p>
          </table:table-cell>
          <table:table-cell table:style-name="ce1" table:formula="of:=[.B64]-100/[.$I$2]" office:value-type="float" office:value="4.54545454545452" calcext:value-type="float">
            <text:p>4.5</text:p>
          </table:table-cell>
          <table:table-cell table:style-name="ce2" office:value-type="float" office:value="2112" calcext:value-type="float">
            <text:p>2112.00</text:p>
          </table:table-cell>
          <table:table-cell table:formula="of:=[.C65]/1024*(3.3/2)" office:value-type="float" office:value="3.403125" calcext:value-type="float">
            <text:p>3.40</text:p>
          </table:table-cell>
          <table:table-cell/>
          <table:table-cell table:formula="of:=-144.939*[.D65]*[.D65]*[.D65]+1655.8629*[.D65]*[.D65]-6158.852*[.D65]+7501.3202" office:value-type="float" office:value="6.55070682974292" calcext:value-type="float">
            <text:p>6.55</text:p>
          </table:table-cell>
          <table:table-cell table:style-name="ce2" table:formula="of:=10535.553463971*[.D65]^{9}+-319121.746562075*[.D65]^{8}+4273352.7667569*[.D65]^{7}+-33191395.1386817*[.D65]^{6}+164712219.536065*[.D65]^{5}+-541285617.88981*[.D65]^{4}+1177170416.03934*[.D65]^{3}+-1632354970.82301*[.D65]^{2}+1308301555.25165*[.D65]^{1}+-461154428.901083" office:value-type="float" office:value="14.3178396224976" calcext:value-type="float">
            <text:p>14.32</text:p>
          </table:table-cell>
          <table:table-cell/>
          <table:table-cell table:style-name="ce1" table:number-columns-repeated="2"/>
          <table:table-cell/>
          <table:table-cell table:style-name="Default"/>
        </table:table-row>
        <table:table-row table:style-name="ro1">
          <table:table-cell table:style-name="ce1" table:formula="of:=[.A65]+0.5" office:value-type="float" office:value="32" calcext:value-type="float">
            <text:p>32.0</text:p>
          </table:table-cell>
          <table:table-cell table:style-name="ce1" table:formula="of:=[.B65]-100/[.$I$2]" office:value-type="float" office:value="3.030303030303" calcext:value-type="float">
            <text:p>3.0</text:p>
          </table:table-cell>
          <table:table-cell table:style-name="ce2" office:value-type="float" office:value="2094" calcext:value-type="float">
            <text:p>2094.00</text:p>
          </table:table-cell>
          <table:table-cell table:formula="of:=[.C66]/1024*(3.3/2)" office:value-type="float" office:value="3.37412109375" calcext:value-type="float">
            <text:p>3.37</text:p>
          </table:table-cell>
          <table:table-cell/>
          <table:table-cell table:formula="of:=-144.939*[.D66]*[.D66]*[.D66]+1655.8629*[.D66]*[.D66]-6158.852*[.D66]+7501.3202" office:value-type="float" office:value="4.50865901073848" calcext:value-type="float">
            <text:p>4.51</text:p>
          </table:table-cell>
          <table:table-cell table:style-name="ce2" table:formula="of:=10535.553463971*[.D66]^{9}+-319121.746562075*[.D66]^{8}+4273352.7667569*[.D66]^{7}+-33191395.1386817*[.D66]^{6}+164712219.536065*[.D66]^{5}+-541285617.88981*[.D66]^{4}+1177170416.03934*[.D66]^{3}+-1632354970.82301*[.D66]^{2}+1308301555.25165*[.D66]^{1}+-461154428.901083" office:value-type="float" office:value="10.4467792510986" calcext:value-type="float">
            <text:p>10.45</text:p>
          </table:table-cell>
          <table:table-cell/>
          <table:table-cell table:style-name="ce1" table:number-columns-repeated="2"/>
          <table:table-cell/>
          <table:table-cell table:style-name="Default"/>
        </table:table-row>
        <table:table-row table:style-name="ro1">
          <table:table-cell table:style-name="ce1" table:formula="of:=[.A66]+0.5" office:value-type="float" office:value="32.5" calcext:value-type="float">
            <text:p>32.5</text:p>
          </table:table-cell>
          <table:table-cell table:style-name="ce1" table:formula="of:=[.B66]-100/[.$I$2]" office:value-type="float" office:value="1.51515151515149" calcext:value-type="float">
            <text:p>1.5</text:p>
          </table:table-cell>
          <table:table-cell table:style-name="ce2" office:value-type="float" office:value="2053" calcext:value-type="float">
            <text:p>2053.00</text:p>
          </table:table-cell>
          <table:table-cell table:formula="of:=[.C67]/1024*(3.3/2)" office:value-type="float" office:value="3.308056640625" calcext:value-type="float">
            <text:p>3.31</text:p>
          </table:table-cell>
          <table:table-cell/>
          <table:table-cell table:formula="of:=-144.939*[.D67]*[.D67]*[.D67]+1655.8629*[.D67]*[.D67]-6158.852*[.D67]+7501.3202" office:value-type="float" office:value="1.07645775638048" calcext:value-type="float">
            <text:p>1.08</text:p>
          </table:table-cell>
          <table:table-cell table:style-name="ce2" table:formula="of:=10535.553463971*[.D67]^{9}+-319121.746562075*[.D67]^{8}+4273352.7667569*[.D67]^{7}+-33191395.1386817*[.D67]^{6}+164712219.536065*[.D67]^{5}+-541285617.88981*[.D67]^{4}+1177170416.03934*[.D67]^{3}+-1632354970.82301*[.D67]^{2}+1308301555.25165*[.D67]^{1}+-461154428.901083" office:value-type="float" office:value="3.98289585113525" calcext:value-type="float">
            <text:p>3.98</text:p>
          </table:table-cell>
          <table:table-cell/>
          <table:table-cell table:style-name="ce1" table:number-columns-repeated="2"/>
          <table:table-cell/>
          <table:table-cell table:style-name="Default"/>
        </table:table-row>
        <table:table-row table:style-name="ro1">
          <table:table-cell table:style-name="ce1" table:formula="of:=[.A67]+0.5" office:value-type="float" office:value="33" calcext:value-type="float">
            <text:p>33.0</text:p>
          </table:table-cell>
          <table:table-cell table:style-name="ce1" table:formula="of:=[.B67]-100/[.$I$2]" office:value-type="float" office:value="-0.00000000000002708944" calcext:value-type="float">
            <text:p>0.0</text:p>
          </table:table-cell>
          <table:table-cell table:style-name="ce2" office:value-type="float" office:value="1987" calcext:value-type="float">
            <text:p>1987.00</text:p>
          </table:table-cell>
          <table:table-cell table:formula="of:=[.C68]/1024*(3.3/2)" office:value-type="float" office:value="3.201708984375" calcext:value-type="float">
            <text:p>3.20</text:p>
          </table:table-cell>
          <table:table-cell/>
          <table:table-cell table:formula="of:=-144.939*[.D68]*[.D68]*[.D68]+1655.8629*[.D68]*[.D68]-6158.852*[.D68]+7501.3202" office:value-type="float" office:value="-0.354163235033411" calcext:value-type="float">
            <text:p>-0.35</text:p>
          </table:table-cell>
          <table:table-cell table:style-name="ce2" table:formula="of:=10535.553463971*[.D68]^{9}+-319121.746562075*[.D68]^{8}+4273352.7667569*[.D68]^{7}+-33191395.1386817*[.D68]^{6}+164712219.536065*[.D68]^{5}+-541285617.88981*[.D68]^{4}+1177170416.03934*[.D68]^{3}+-1632354970.82301*[.D68]^{2}+1308301555.25165*[.D68]^{1}+-461154428.901083" office:value-type="float" office:value="0.645610809326172" calcext:value-type="float">
            <text:p>0.65</text:p>
          </table:table-cell>
          <table:table-cell/>
          <table:table-cell table:style-name="ce1" table:number-columns-repeated="2"/>
          <table:table-cell/>
          <table:table-cell table:style-name="Default"/>
        </table:table-row>
        <table:table-row table:style-name="ro1" table:number-rows-repeated="10">
          <table:table-cell table:style-name="ce1" table:number-columns-repeated="2"/>
          <table:table-cell table:number-columns-repeated="4"/>
          <table:table-cell table:style-name="ce2"/>
          <table:table-cell/>
          <table:table-cell table:style-name="ce1" table:number-columns-repeated="2"/>
          <table:table-cell/>
          <table:table-cell table:style-name="Default"/>
        </table:table-row>
        <table:table-row table:style-name="ro1" table:number-rows-repeated="88">
          <table:table-cell table:style-name="ce1" table:number-columns-repeated="2"/>
          <table:table-cell table:number-columns-repeated="4"/>
          <table:table-cell table:style-name="ce2"/>
          <table:table-cell/>
          <table:table-cell table:style-name="ce1" table:number-columns-repeated="2"/>
          <table:table-cell table:number-columns-repeated="2"/>
        </table:table-row>
        <table:table-row table:style-name="ro1" table:number-rows-repeated="2">
          <table:table-cell table:style-name="ce1"/>
          <table:table-cell table:number-columns-repeated="2"/>
          <table:table-cell table:style-name="Default"/>
          <table:table-cell table:number-columns-repeated="4"/>
          <table:table-cell table:style-name="ce1" table:number-columns-repeated="2"/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4"/>
          <table:table-cell table:style-name="ce1" table:number-columns-repeated="2"/>
          <table:table-cell table:number-columns-repeated="2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7"/>
          <table:table-cell table:style-name="Default"/>
        </table:table-row>
        <table:table-row table:style-name="ro1" table:number-rows-repeated="104840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63">
      <number:number number:decimal-places="1" number:min-decimal-places="1" number:min-integer-digits="1"/>
    </number:number-style>
    <number:number-style style:name="N162">
      <number:number number:decimal-places="3" number:min-decimal-places="3" number:min-integer-digits="1"/>
    </number:number-style>
    <number:number-style style:name="N161">
      <number:number number:decimal-places="10" number:min-decimal-places="10" number:min-integer-digits="1"/>
    </number:number-style>
    <number:number-style style:name="N160">
      <number:number number:decimal-places="9" number:min-decimal-places="9" number:min-integer-digits="1"/>
    </number:number-style>
    <number:number-style style:name="N159">
      <number:number number:decimal-places="11" number:min-decimal-places="11" number:min-integer-digits="1"/>
    </number:number-style>
    <number:number-style style:name="N158">
      <number:number number:decimal-places="12" number:min-decimal-places="12" number:min-integer-digits="1"/>
    </number:number-style>
    <number:number-style style:name="N157">
      <number:number number:decimal-places="13" number:min-decimal-places="13" number:min-integer-digits="1"/>
    </number:number-style>
    <number:number-style style:name="N156">
      <number:number number:decimal-places="14" number:min-decimal-places="14" number:min-integer-digits="1"/>
    </number:number-style>
    <number:number-style style:name="N155">
      <number:number number:decimal-places="15" number:min-decimal-places="15" number:min-integer-digits="1"/>
    </number:number-style>
    <number:number-style style:name="N154">
      <number:number number:decimal-places="16" number:min-decimal-places="16" number:min-integer-digits="1"/>
    </number:number-style>
    <number:number-style style:name="N153">
      <number:number number:decimal-places="17" number:min-decimal-places="17" number:min-integer-digits="1"/>
    </number:number-style>
    <number:number-style style:name="N152">
      <number:number number:decimal-places="18" number:min-decimal-places="18" number:min-integer-digits="1"/>
    </number:number-style>
    <number:number-style style:name="N151">
      <number:number number:decimal-places="19" number:min-decimal-places="19" number:min-integer-digits="1"/>
    </number:number-style>
    <number:number-style style:name="N150">
      <number:number number:decimal-places="20" number:min-decimal-places="20" number:min-integer-digits="1"/>
    </number:number-style>
    <number:number-style style:name="N133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32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31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30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29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28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7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6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25">
      <number:number number:decimal-places="3" number:min-decimal-places="3" number:min-integer-digits="1" number:grouping="true"/>
    </number:number-style>
    <number:number-style style:name="N124">
      <number:number number:decimal-places="4" number:min-decimal-places="4" number:min-integer-digits="1" number:grouping="true"/>
    </number:number-style>
    <number:number-style style:name="N123">
      <number:number number:decimal-places="5" number:min-decimal-places="5" number:min-integer-digits="1" number:grouping="true"/>
    </number:number-style>
    <number:number-style style:name="N122">
      <number:number number:decimal-places="6" number:min-decimal-places="6" number:min-integer-digits="1" number:grouping="true"/>
    </number:number-style>
    <number:number-style style:name="N121">
      <number:number number:decimal-places="7" number:min-decimal-places="7" number:min-integer-digits="1" number:grouping="true"/>
    </number:number-style>
    <number:number-style style:name="N134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35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36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37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38">
      <number:scientific-number number:decimal-places="14" number:min-decimal-places="14" number:min-integer-digits="1" number:min-exponent-digits="2" number:exponent-interval="1" number:forced-exponent-sign="true"/>
    </number:number-style>
    <number:number-style style:name="N139">
      <number:scientific-number number:decimal-places="20" number:min-decimal-places="20" number:min-integer-digits="1" number:min-exponent-digits="2" number:exponent-interval="1" number:forced-exponent-sign="true"/>
    </number:number-style>
    <number:number-style style:name="N140">
      <number:scientific-number number:decimal-places="19" number:min-decimal-places="19" number:min-integer-digits="1" number:min-exponent-digits="2" number:exponent-interval="1" number:forced-exponent-sign="true"/>
    </number:number-style>
    <number:number-style style:name="N141">
      <number:scientific-number number:decimal-places="18" number:min-decimal-places="18" number:min-integer-digits="1" number:min-exponent-digits="2" number:exponent-interval="1" number:forced-exponent-sign="true"/>
    </number:number-style>
    <number:number-style style:name="N142">
      <number:scientific-number number:decimal-places="17" number:min-decimal-places="17" number:min-integer-digits="1" number:min-exponent-digits="2" number:exponent-interval="1" number:forced-exponent-sign="true"/>
    </number:number-style>
    <number:number-style style:name="N143">
      <number:scientific-number number:decimal-places="16" number:min-decimal-places="16" number:min-integer-digits="1" number:min-exponent-digits="2" number:exponent-interval="1" number:forced-exponent-sign="true"/>
    </number:number-style>
    <number:number-style style:name="N144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45">
      <number:number number:decimal-places="4" number:min-decimal-places="4" number:min-integer-digits="1"/>
    </number:number-style>
    <number:number-style style:name="N146">
      <number:number number:decimal-places="5" number:min-decimal-places="5" number:min-integer-digits="1"/>
    </number:number-style>
    <number:number-style style:name="N147">
      <number:number number:decimal-places="6" number:min-decimal-places="6" number:min-integer-digits="1"/>
    </number:number-style>
    <number:number-style style:name="N148">
      <number:number number:decimal-places="7" number:min-decimal-places="7" number:min-integer-digits="1"/>
    </number:number-style>
    <number:number-style style:name="N149">
      <number:number number:decimal-places="8" number:min-decimal-places="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4T13:08:43.633269467</meta:creation-date>
    <dc:date>2023-01-16T20:44:22.886051170</dc:date>
    <meta:editing-duration>PT3H51M31S</meta:editing-duration>
    <meta:editing-cycles>18</meta:editing-cycles>
    <meta:generator>LibreOffice/7.3.7.2$Linux_X86_64 LibreOffice_project/30$Build-2</meta:generator>
    <meta:document-statistic meta:table-count="1" meta:cell-count="41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07cm" svg:y="3.753cm" style:legend-expansion="high" chart:style-name="ch2"/>
        <chart:plot-area chart:style-name="ch3" table:cell-range-address="Sheet1.D1:Sheet1.D166 Sheet1.B2:Sheet1.B166 Sheet1.J2:Sheet1.J2 Sheet1.F2:Sheet1.F166" chart:data-source-has-labels="row" svg:x="0.32cm" svg:y="0.18cm" svg:width="11.43cm" svg:height="8.64cm">
          <chart:coordinate-region svg:x="1.602cm" svg:y="0.379cm" svg:width="9.815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66" chart:label-cell-address="Sheet1.D1:Sheet1.D1" chart:class="chart:scatter">
            <chart:domain table:cell-range-address="Sheet1.D2:Sheet1.D166"/>
            <chart:data-point chart:repeated="165"/>
          </chart:series>
          <chart:series chart:style-name="ch8" chart:values-cell-range-address="Sheet1.F2:Sheet1.F166" chart:label-cell-address="Sheet1.J2:Sheet1.J2" chart:class="chart:scatter">
            <chart:data-point chart:repeated="16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voltage (v)</text:p>
                <draw:g>
                  <svg:desc>Sheet1.D1:Sheet1.D1</svg:desc>
                </draw:g>
              </table:table-cell>
              <table:table-cell office:value-type="string">
                <text:p>Degree 3 Polynomial Regression</text:p>
                <draw:g>
                  <svg:desc>Sheet1.J2:Sheet1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15078125">
                <text:p>4.15078125</text:p>
                <draw:g>
                  <svg:desc>Sheet1.D2:Sheet1.D166</svg:desc>
                </draw:g>
              </table:table-cell>
              <table:table-cell office:value-type="float" office:value="100">
                <text:p>100</text:p>
                <draw:g>
                  <svg:desc>Sheet1.B2:Sheet1.B166</svg:desc>
                </draw:g>
              </table:table-cell>
              <table:table-cell office:value-type="float" office:value="100.978741502879">
                <text:p>100.978741502879</text:p>
                <draw:g>
                  <svg:desc>Sheet1.F2:Sheet1.F1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123388671875">
                <text:p>4.123388671875</text:p>
              </table:table-cell>
              <table:table-cell office:value-type="float" office:value="98.4848484848485">
                <text:p>98.4848484848485</text:p>
              </table:table-cell>
              <table:table-cell office:value-type="float" office:value="98.2418494301801">
                <text:p>98.24184943018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123388671875">
                <text:p>4.123388671875</text:p>
              </table:table-cell>
              <table:table-cell office:value-type="float" office:value="96.969696969697">
                <text:p>96.969696969697</text:p>
              </table:table-cell>
              <table:table-cell office:value-type="float" office:value="98.2418494301801">
                <text:p>98.24184943018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09921875">
                <text:p>4.09921875</text:p>
              </table:table-cell>
              <table:table-cell office:value-type="float" office:value="95.4545454545455">
                <text:p>95.4545454545455</text:p>
              </table:table-cell>
              <table:table-cell office:value-type="float" office:value="95.6555541782527">
                <text:p>95.65555417825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81494140625">
                <text:p>4.081494140625</text:p>
              </table:table-cell>
              <table:table-cell office:value-type="float" office:value="93.9393939393939">
                <text:p>93.9393939393939</text:p>
              </table:table-cell>
              <table:table-cell office:value-type="float" office:value="93.6642746279849">
                <text:p>93.66427462798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058935546875">
                <text:p>4.058935546875</text:p>
              </table:table-cell>
              <table:table-cell office:value-type="float" office:value="92.4242424242424">
                <text:p>92.4242424242424</text:p>
              </table:table-cell>
              <table:table-cell office:value-type="float" office:value="91.0225616392545">
                <text:p>91.02256163925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046044921875">
                <text:p>4.046044921875</text:p>
              </table:table-cell>
              <table:table-cell office:value-type="float" office:value="90.9090909090909">
                <text:p>90.9090909090909</text:p>
              </table:table-cell>
              <table:table-cell office:value-type="float" office:value="89.4625478194266">
                <text:p>89.46254781942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036376953125">
                <text:p>4.036376953125</text:p>
              </table:table-cell>
              <table:table-cell office:value-type="float" office:value="89.3939393939394">
                <text:p>89.3939393939394</text:p>
              </table:table-cell>
              <table:table-cell office:value-type="float" office:value="88.26987876358">
                <text:p>88.269878763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017041015625">
                <text:p>4.017041015625</text:p>
              </table:table-cell>
              <table:table-cell office:value-type="float" office:value="87.8787878787879">
                <text:p>87.8787878787879</text:p>
              </table:table-cell>
              <table:table-cell office:value-type="float" office:value="85.8296808166579">
                <text:p>85.82968081665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007373046875">
                <text:p>4.007373046875</text:p>
              </table:table-cell>
              <table:table-cell office:value-type="float" office:value="86.3636363636364">
                <text:p>86.3636363636364</text:p>
              </table:table-cell>
              <table:table-cell office:value-type="float" office:value="84.5837236348725">
                <text:p>84.58372363487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99609375">
                <text:p>3.99609375</text:p>
              </table:table-cell>
              <table:table-cell office:value-type="float" office:value="84.8484848484848">
                <text:p>84.8484848484848</text:p>
              </table:table-cell>
              <table:table-cell office:value-type="float" office:value="83.1096984782107">
                <text:p>83.10969847821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9896484375">
                <text:p>3.9896484375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82.2579841335919">
                <text:p>82.25798413359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97998046875">
                <text:p>3.97998046875</text:p>
              </table:table-cell>
              <table:table-cell office:value-type="float" office:value="81.8181818181818">
                <text:p>81.8181818181818</text:p>
              </table:table-cell>
              <table:table-cell office:value-type="float" office:value="80.9681934927776">
                <text:p>80.96819349277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971923828125">
                <text:p>3.971923828125</text:p>
              </table:table-cell>
              <table:table-cell office:value-type="float" office:value="80.3030303030303">
                <text:p>80.3030303030303</text:p>
              </table:table-cell>
              <table:table-cell office:value-type="float" office:value="79.8826673499043">
                <text:p>79.88266734990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96708984375">
                <text:p>3.96708984375</text:p>
              </table:table-cell>
              <table:table-cell office:value-type="float" office:value="78.7878787878788">
                <text:p>78.7878787878788</text:p>
              </table:table-cell>
              <table:table-cell office:value-type="float" office:value="79.2268860476779">
                <text:p>79.22688604767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959033203125">
                <text:p>3.959033203125</text:p>
              </table:table-cell>
              <table:table-cell office:value-type="float" office:value="77.2727272727273">
                <text:p>77.2727272727273</text:p>
              </table:table-cell>
              <table:table-cell office:value-type="float" office:value="78.1267898285096">
                <text:p>78.12678982850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94775390625">
                <text:p>3.94775390625</text:p>
              </table:table-cell>
              <table:table-cell office:value-type="float" office:value="75.7575757575758">
                <text:p>75.7575757575758</text:p>
              </table:table-cell>
              <table:table-cell office:value-type="float" office:value="76.5724516445825">
                <text:p>76.57245164458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94453125">
                <text:p>3.94453125</text:p>
              </table:table-cell>
              <table:table-cell office:value-type="float" office:value="74.2424242424242">
                <text:p>74.2424242424242</text:p>
              </table:table-cell>
              <table:table-cell office:value-type="float" office:value="76.1254642234362">
                <text:p>76.12546422343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936474609375">
                <text:p>3.936474609375</text:p>
              </table:table-cell>
              <table:table-cell office:value-type="float" office:value="72.7272727272727">
                <text:p>72.7272727272727</text:p>
              </table:table-cell>
              <table:table-cell office:value-type="float" office:value="75.002671797045">
                <text:p>75.0026717970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92841796875">
                <text:p>3.92841796875</text:p>
              </table:table-cell>
              <table:table-cell office:value-type="float" office:value="71.2121212121212">
                <text:p>71.2121212121212</text:p>
              </table:table-cell>
              <table:table-cell office:value-type="float" office:value="73.8726376586583">
                <text:p>73.87263765865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91875">
                <text:p>3.91875</text:p>
              </table:table-cell>
              <table:table-cell office:value-type="float" office:value="69.6969696969697">
                <text:p>69.6969696969697</text:p>
              </table:table-cell>
              <table:table-cell office:value-type="float" office:value="72.5076779587416">
                <text:p>72.50767795874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907470703125">
                <text:p>3.907470703125</text:p>
              </table:table-cell>
              <table:table-cell office:value-type="float" office:value="68.1818181818182">
                <text:p>68.1818181818182</text:p>
              </table:table-cell>
              <table:table-cell office:value-type="float" office:value="70.9039211663603">
                <text:p>70.90392116636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89296875">
                <text:p>3.89296875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68.8259817792368">
                <text:p>68.82598177923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875244140625">
                <text:p>3.875244140625</text:p>
              </table:table-cell>
              <table:table-cell office:value-type="float" office:value="65.1515151515151">
                <text:p>65.1515151515151</text:p>
              </table:table-cell>
              <table:table-cell office:value-type="float" office:value="66.2654868549162">
                <text:p>66.26548685491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849462890625">
                <text:p>3.849462890625</text:p>
              </table:table-cell>
              <table:table-cell office:value-type="float" office:value="63.6363636363636">
                <text:p>63.6363636363636</text:p>
              </table:table-cell>
              <table:table-cell office:value-type="float" office:value="62.5097344439091">
                <text:p>62.50973444390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839794921875">
                <text:p>3.839794921875</text:p>
              </table:table-cell>
              <table:table-cell office:value-type="float" office:value="62.1212121212121">
                <text:p>62.1212121212121</text:p>
              </table:table-cell>
              <table:table-cell office:value-type="float" office:value="61.0943753642296">
                <text:p>61.09437536422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81884765625">
                <text:p>3.81884765625</text:p>
              </table:table-cell>
              <table:table-cell office:value-type="float" office:value="60.6060606060606">
                <text:p>60.6060606060606</text:p>
              </table:table-cell>
              <table:table-cell office:value-type="float" office:value="58.0199975603846">
                <text:p>58.01999756038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810791015625">
                <text:p>3.810791015625</text:p>
              </table:table-cell>
              <table:table-cell office:value-type="float" office:value="59.0909090909091">
                <text:p>59.0909090909091</text:p>
              </table:table-cell>
              <table:table-cell office:value-type="float" office:value="56.8360244307878">
                <text:p>56.83602443078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797900390625">
                <text:p>3.797900390625</text:p>
              </table:table-cell>
              <table:table-cell office:value-type="float" office:value="57.5757575757576">
                <text:p>57.5757575757576</text:p>
              </table:table-cell>
              <table:table-cell office:value-type="float" office:value="54.9415504535791">
                <text:p>54.94155045357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791455078125">
                <text:p>3.791455078125</text:p>
              </table:table-cell>
              <table:table-cell office:value-type="float" office:value="56.060606060606">
                <text:p>56.060606060606</text:p>
              </table:table-cell>
              <table:table-cell office:value-type="float" office:value="53.9947542762657">
                <text:p>53.99475427626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785009765625">
                <text:p>3.785009765625</text:p>
              </table:table-cell>
              <table:table-cell office:value-type="float" office:value="54.5454545454545">
                <text:p>54.5454545454545</text:p>
              </table:table-cell>
              <table:table-cell office:value-type="float" office:value="53.04856243424">
                <text:p>53.048562434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77373046875">
                <text:p>3.77373046875</text:p>
              </table:table-cell>
              <table:table-cell office:value-type="float" office:value="53.030303030303">
                <text:p>53.030303030303</text:p>
              </table:table-cell>
              <table:table-cell office:value-type="float" office:value="51.3948812490526">
                <text:p>51.39488124905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762451171875">
                <text:p>3.762451171875</text:p>
              </table:table-cell>
              <table:table-cell office:value-type="float" office:value="51.5151515151515">
                <text:p>51.5151515151515</text:p>
              </table:table-cell>
              <table:table-cell office:value-type="float" office:value="49.7450118390734">
                <text:p>49.74501183907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756005859375">
                <text:p>3.756005859375</text:p>
              </table:table-cell>
              <table:table-cell office:value-type="float" office:value="50">
                <text:p>50</text:p>
              </table:table-cell>
              <table:table-cell office:value-type="float" office:value="48.8044209728705">
                <text:p>48.80442097287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743115234375">
                <text:p>3.743115234375</text:p>
              </table:table-cell>
              <table:table-cell office:value-type="float" office:value="48.4848484848485">
                <text:p>48.4848484848485</text:p>
              </table:table-cell>
              <table:table-cell office:value-type="float" office:value="46.9291270481972">
                <text:p>46.92912704819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73828125">
                <text:p>3.73828125</text:p>
              </table:table-cell>
              <table:table-cell office:value-type="float" office:value="46.969696969697">
                <text:p>46.969696969697</text:p>
              </table:table-cell>
              <table:table-cell office:value-type="float" office:value="46.2282159131664">
                <text:p>46.22821591316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733447265625">
                <text:p>3.733447265625</text:p>
              </table:table-cell>
              <table:table-cell office:value-type="float" office:value="45.4545454545454">
                <text:p>45.4545454545454</text:p>
              </table:table-cell>
              <table:table-cell office:value-type="float" office:value="45.5287252668768">
                <text:p>45.52872526687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2216796875">
                <text:p>3.72216796875</text:p>
              </table:table-cell>
              <table:table-cell office:value-type="float" office:value="43.9393939393939">
                <text:p>43.9393939393939</text:p>
              </table:table-cell>
              <table:table-cell office:value-type="float" office:value="43.9026563444713">
                <text:p>43.90265634447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717333984375">
                <text:p>3.717333984375</text:p>
              </table:table-cell>
              <table:table-cell office:value-type="float" office:value="42.4242424242424">
                <text:p>42.4242424242424</text:p>
              </table:table-cell>
              <table:table-cell office:value-type="float" office:value="43.2086101127443">
                <text:p>43.20861011274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704443359375">
                <text:p>3.704443359375</text:p>
              </table:table-cell>
              <table:table-cell office:value-type="float" office:value="40.9090909090909">
                <text:p>40.9090909090909</text:p>
              </table:table-cell>
              <table:table-cell office:value-type="float" office:value="41.3671126350946">
                <text:p>41.36711263509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68994140625">
                <text:p>3.68994140625</text:p>
              </table:table-cell>
              <table:table-cell office:value-type="float" office:value="39.3939393939394">
                <text:p>39.3939393939394</text:p>
              </table:table-cell>
              <table:table-cell office:value-type="float" office:value="39.3134396954429">
                <text:p>39.31343969544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68671875">
                <text:p>3.68671875</text:p>
              </table:table-cell>
              <table:table-cell office:value-type="float" office:value="37.8787878787879">
                <text:p>37.8787878787879</text:p>
              </table:table-cell>
              <table:table-cell office:value-type="float" office:value="38.8599113143573">
                <text:p>38.85991131435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67705078125">
                <text:p>3.67705078125</text:p>
              </table:table-cell>
              <table:table-cell office:value-type="float" office:value="36.3636363636363">
                <text:p>36.3636363636363</text:p>
              </table:table-cell>
              <table:table-cell office:value-type="float" office:value="37.5060247138517">
                <text:p>37.50602471385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665771484375">
                <text:p>3.665771484375</text:p>
              </table:table-cell>
              <table:table-cell office:value-type="float" office:value="34.8484848484848">
                <text:p>34.8484848484848</text:p>
              </table:table-cell>
              <table:table-cell office:value-type="float" office:value="35.9400173612976">
                <text:p>35.94001736129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656103515625">
                <text:p>3.656103515625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34.6102185682066">
                <text:p>34.61021856820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643212890625">
                <text:p>3.643212890625</text:p>
              </table:table-cell>
              <table:table-cell office:value-type="float" office:value="31.8181818181818">
                <text:p>31.8181818181818</text:p>
              </table:table-cell>
              <table:table-cell office:value-type="float" office:value="32.8565186788146">
                <text:p>32.85651867881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63515625">
                <text:p>3.63515625</text:p>
              </table:table-cell>
              <table:table-cell office:value-type="float" office:value="30.3030303030303">
                <text:p>30.3030303030303</text:p>
              </table:table-cell>
              <table:table-cell office:value-type="float" office:value="31.77244382768">
                <text:p>31.772443827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62548828125">
                <text:p>3.62548828125</text:p>
              </table:table-cell>
              <table:table-cell office:value-type="float" office:value="28.7878787878788">
                <text:p>28.7878787878788</text:p>
              </table:table-cell>
              <table:table-cell office:value-type="float" office:value="30.4844863974813">
                <text:p>30.48448639748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607763671875">
                <text:p>3.607763671875</text:p>
              </table:table-cell>
              <table:table-cell office:value-type="float" office:value="27.2727272727273">
                <text:p>27.2727272727273</text:p>
              </table:table-cell>
              <table:table-cell office:value-type="float" office:value="28.1623674871662">
                <text:p>28.16236748716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59326171875">
                <text:p>3.59326171875</text:p>
              </table:table-cell>
              <table:table-cell office:value-type="float" office:value="25.7575757575757">
                <text:p>25.7575757575757</text:p>
              </table:table-cell>
              <table:table-cell office:value-type="float" office:value="26.3029612037844">
                <text:p>26.30296120378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581982421875">
                <text:p>3.581982421875</text:p>
              </table:table-cell>
              <table:table-cell office:value-type="float" office:value="24.2424242424242">
                <text:p>24.2424242424242</text:p>
              </table:table-cell>
              <table:table-cell office:value-type="float" office:value="24.8837956949646">
                <text:p>24.88379569496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5642578125">
                <text:p>3.5642578125</text:p>
              </table:table-cell>
              <table:table-cell office:value-type="float" office:value="22.7272727272727">
                <text:p>22.7272727272727</text:p>
              </table:table-cell>
              <table:table-cell office:value-type="float" office:value="22.7047218752141">
                <text:p>22.70472187521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549755859375">
                <text:p>3.549755859375</text:p>
              </table:table-cell>
              <table:table-cell office:value-type="float" office:value="21.2121212121212">
                <text:p>21.2121212121212</text:p>
              </table:table-cell>
              <table:table-cell office:value-type="float" office:value="20.9711933488761">
                <text:p>20.97119334887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53203125">
                <text:p>3.53203125</text:p>
              </table:table-cell>
              <table:table-cell office:value-type="float" office:value="19.6969696969697">
                <text:p>19.6969696969697</text:p>
              </table:table-cell>
              <table:table-cell office:value-type="float" office:value="18.9168884319388">
                <text:p>18.91688843193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517529296875">
                <text:p>3.517529296875</text:p>
              </table:table-cell>
              <table:table-cell office:value-type="float" office:value="18.1818181818182">
                <text:p>18.1818181818182</text:p>
              </table:table-cell>
              <table:table-cell office:value-type="float" office:value="17.2919923420723">
                <text:p>17.29199234207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498193359375">
                <text:p>3.498193359375</text:p>
              </table:table-cell>
              <table:table-cell office:value-type="float" office:value="16.6666666666666">
                <text:p>16.6666666666666</text:p>
              </table:table-cell>
              <table:table-cell office:value-type="float" office:value="15.2086123635399">
                <text:p>15.20861236353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48046875">
                <text:p>3.48046875</text:p>
              </table:table-cell>
              <table:table-cell office:value-type="float" office:value="15.1515151515151">
                <text:p>15.1515151515151</text:p>
              </table:table-cell>
              <table:table-cell office:value-type="float" office:value="13.3872346434964">
                <text:p>13.38723464349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4611328125">
                <text:p>3.4611328125</text:p>
              </table:table-cell>
              <table:table-cell office:value-type="float" office:value="13.6363636363636">
                <text:p>13.6363636363636</text:p>
              </table:table-cell>
              <table:table-cell office:value-type="float" office:value="11.5025571241731">
                <text:p>11.50255712417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4482421875">
                <text:p>3.4482421875</text:p>
              </table:table-cell>
              <table:table-cell office:value-type="float" office:value="12.1212121212121">
                <text:p>12.1212121212121</text:p>
              </table:table-cell>
              <table:table-cell office:value-type="float" office:value="10.3084057862961">
                <text:p>10.308405786296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44501953125">
                <text:p>3.44501953125</text:p>
              </table:table-cell>
              <table:table-cell office:value-type="float" office:value="10.6060606060606">
                <text:p>10.6060606060606</text:p>
              </table:table-cell>
              <table:table-cell office:value-type="float" office:value="10.0179222970437">
                <text:p>10.01792229704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43212890625">
                <text:p>3.43212890625</text:p>
              </table:table-cell>
              <table:table-cell office:value-type="float" office:value="9.09090909090907">
                <text:p>9.09090909090907</text:p>
              </table:table-cell>
              <table:table-cell office:value-type="float" office:value="8.88907889270195">
                <text:p>8.889078892701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42568359375">
                <text:p>3.42568359375</text:p>
              </table:table-cell>
              <table:table-cell office:value-type="float" office:value="7.57575757575755">
                <text:p>7.57575757575755</text:p>
              </table:table-cell>
              <table:table-cell office:value-type="float" office:value="8.34491900232752">
                <text:p>8.344919002327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41923828125">
                <text:p>3.41923828125</text:p>
              </table:table-cell>
              <table:table-cell office:value-type="float" office:value="6.06060606060603">
                <text:p>6.06060606060603</text:p>
              </table:table-cell>
              <table:table-cell office:value-type="float" office:value="7.81457744756881">
                <text:p>7.814577447568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403125">
                <text:p>3.403125</text:p>
              </table:table-cell>
              <table:table-cell office:value-type="float" office:value="4.54545454545452">
                <text:p>4.54545454545452</text:p>
              </table:table-cell>
              <table:table-cell office:value-type="float" office:value="6.55070682974292">
                <text:p>6.550706829742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37412109375">
                <text:p>3.37412109375</text:p>
              </table:table-cell>
              <table:table-cell office:value-type="float" office:value="3.030303030303">
                <text:p>3.030303030303</text:p>
              </table:table-cell>
              <table:table-cell office:value-type="float" office:value="4.50865901073848">
                <text:p>4.508659010738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308056640625">
                <text:p>3.308056640625</text:p>
              </table:table-cell>
              <table:table-cell office:value-type="float" office:value="1.51515151515149">
                <text:p>1.51515151515149</text:p>
              </table:table-cell>
              <table:table-cell office:value-type="float" office:value="1.07645775638048">
                <text:p>1.076457756380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201708984375">
                <text:p>3.201708984375</text:p>
              </table:table-cell>
              <table:table-cell office:value-type="float" office:value="-0.00000000000002708944">
                <text:p>-0.00000000000002708944</text:p>
              </table:table-cell>
              <table:table-cell office:value-type="float" office:value="-0.354163235033411">
                <text:p>-0.3541632350334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